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56.9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19mm"/>
    </style:style>
    <style:style style:name="co12" style:family="table-column">
      <style:table-column-properties fo:break-before="auto" style:column-width="26.26mm"/>
    </style:style>
    <style:style style:name="co13" style:family="table-column">
      <style:table-column-properties fo:break-before="auto" style:column-width="19mm"/>
    </style:style>
    <style:style style:name="co14" style:family="table-column">
      <style:table-column-properties fo:break-before="auto" style:column-width="19.91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21.27mm"/>
    </style:style>
    <style:style style:name="co17" style:family="table-column">
      <style:table-column-properties fo:break-before="auto" style:column-width="58.95mm"/>
    </style:style>
    <style:style style:name="co18" style:family="table-column">
      <style:table-column-properties fo:break-before="auto" style:column-width="23.78mm"/>
    </style:style>
    <style:style style:name="co19" style:family="table-column">
      <style:table-column-properties fo:break-before="auto" style:column-width="36.94mm"/>
    </style:style>
    <style:style style:name="co20" style:family="table-column">
      <style:table-column-properties fo:break-before="auto" style:column-width="34.89mm"/>
    </style:style>
    <style:style style:name="co21" style:family="table-column">
      <style:table-column-properties fo:break-before="auto" style:column-width="31.26mm"/>
    </style:style>
    <style:style style:name="co22" style:family="table-column">
      <style:table-column-properties fo:break-before="auto" style:column-width="9.01mm"/>
    </style:style>
    <style:style style:name="co23" style:family="table-column">
      <style:table-column-properties fo:break-before="auto" style:column-width="18.56mm"/>
    </style:style>
    <style:style style:name="co24" style:family="table-column">
      <style:table-column-properties fo:break-before="auto" style:column-width="10.6mm"/>
    </style:style>
    <style:style style:name="co25" style:family="table-column">
      <style:table-column-properties fo:break-before="auto" style:column-width="35.35mm"/>
    </style:style>
    <style:style style:name="co26" style:family="table-column">
      <style:table-column-properties fo:break-before="auto" style:column-width="39.88mm"/>
    </style:style>
    <style:style style:name="co27" style:family="table-column">
      <style:table-column-properties fo:break-before="auto" style:column-width="46.69mm"/>
    </style:style>
    <style:style style:name="co28" style:family="table-column">
      <style:table-column-properties fo:break-before="auto" style:column-width="70.52mm"/>
    </style:style>
    <style:style style:name="co29" style:family="table-column">
      <style:table-column-properties fo:break-before="auto" style:column-width="33.76mm"/>
    </style:style>
    <style:style style:name="co30" style:family="table-column">
      <style:table-column-properties fo:break-before="auto" style:column-width="50.09mm"/>
    </style:style>
    <style:style style:name="co31" style:family="table-column">
      <style:table-column-properties fo:break-before="auto" style:column-width="61.22mm"/>
    </style:style>
    <style:style style:name="co32" style:family="table-column">
      <style:table-column-properties fo:break-before="auto" style:column-width="20.37mm"/>
    </style:style>
    <style:style style:name="co33" style:family="table-column">
      <style:table-column-properties fo:break-before="auto" style:column-width="13.11mm"/>
    </style:style>
    <style:style style:name="co34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72bf44" fo:border="0.06pt solid #000000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200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33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'.J2"/>
    </style:style>
    <style:style style:name="ce16" style:family="table-cell" style:parent-style-name="Default" style:data-style-name="N99">
      <style:map style:condition="cell-content()=0" style:apply-style-name="Bad" style:base-cell-address="'NGINX Results'.J3"/>
    </style:style>
    <style:style style:name="ce35" style:family="table-cell" style:parent-style-name="Default" style:data-style-name="N99">
      <style:map style:condition="cell-content()=0" style:apply-style-name="Bad" style:base-cell-address="'NGINX Results'.J4"/>
    </style:style>
    <style:style style:name="ce38" style:family="table-cell" style:parent-style-name="Default" style:data-style-name="N99">
      <style:map style:condition="cell-content()=0" style:apply-style-name="Bad" style:base-cell-address="'NGINX Results'.J5"/>
    </style:style>
    <style:style style:name="ce39" style:family="table-cell" style:parent-style-name="Default" style:data-style-name="N99">
      <style:map style:condition="cell-content()=0" style:apply-style-name="Bad" style:base-cell-address="'NGINX Results'.J6"/>
    </style:style>
    <style:style style:name="ce40" style:family="table-cell" style:parent-style-name="Default" style:data-style-name="N99">
      <style:map style:condition="cell-content()=0" style:apply-style-name="Bad" style:base-cell-address="'NGINX Results'.J7"/>
    </style:style>
    <style:style style:name="ce41" style:family="table-cell" style:parent-style-name="Default" style:data-style-name="N99">
      <style:map style:condition="cell-content()=0" style:apply-style-name="Bad" style:base-cell-address="'NGINX Results'.J8"/>
    </style:style>
    <style:style style:name="ce42" style:family="table-cell" style:parent-style-name="Default" style:data-style-name="N99">
      <style:map style:condition="cell-content()=0" style:apply-style-name="Bad" style:base-cell-address="'NGINX Results'.J9"/>
    </style:style>
    <style:style style:name="ce43" style:family="table-cell" style:parent-style-name="Default" style:data-style-name="N99">
      <style:map style:condition="cell-content()=0" style:apply-style-name="Bad" style:base-cell-address="'NGINX Results'.J10"/>
    </style:style>
    <style:style style:name="ce44" style:family="table-cell" style:parent-style-name="Default" style:data-style-name="N99">
      <style:map style:condition="cell-content()=0" style:apply-style-name="Bad" style:base-cell-address="'NGINX Results'.J11"/>
    </style:style>
    <style:style style:name="ce45" style:family="table-cell" style:parent-style-name="Default" style:data-style-name="N99">
      <style:map style:condition="cell-content()=0" style:apply-style-name="Bad" style:base-cell-address="'NGINX Results'.J12"/>
    </style:style>
    <style:style style:name="ce46" style:family="table-cell" style:parent-style-name="Default" style:data-style-name="N99">
      <style:map style:condition="cell-content()=0" style:apply-style-name="Bad" style:base-cell-address="'NGINX Results'.J13"/>
    </style:style>
    <style:style style:name="ce47" style:family="table-cell" style:parent-style-name="Default" style:data-style-name="N99">
      <style:map style:condition="cell-content()=0" style:apply-style-name="Bad" style:base-cell-address="'NGINX Results'.J14"/>
    </style:style>
    <style:style style:name="ce48" style:family="table-cell" style:parent-style-name="Default" style:data-style-name="N99">
      <style:map style:condition="cell-content()=0" style:apply-style-name="Bad" style:base-cell-address="'NGINX Results'.J15"/>
    </style:style>
    <style:style style:name="ce51" style:family="table-cell" style:parent-style-name="Default" style:data-style-name="N99">
      <style:map style:condition="cell-content()=0" style:apply-style-name="Bad" style:base-cell-address="'NGINX Results'.J16"/>
    </style:style>
    <style:style style:name="ce52" style:family="table-cell" style:parent-style-name="Default" style:data-style-name="N99">
      <style:map style:condition="cell-content()=0" style:apply-style-name="Bad" style:base-cell-address="'NGINX Results'.J17"/>
    </style:style>
    <style:style style:name="ce53" style:family="table-cell" style:parent-style-name="Default" style:data-style-name="N99">
      <style:map style:condition="cell-content()=0" style:apply-style-name="Bad" style:base-cell-address="'NGINX Results'.J18"/>
    </style:style>
    <style:style style:name="ce54" style:family="table-cell" style:parent-style-name="Default" style:data-style-name="N99">
      <style:map style:condition="cell-content()=0" style:apply-style-name="Bad" style:base-cell-address="'NGINX Results'.J19"/>
    </style:style>
    <style:style style:name="ce55" style:family="table-cell" style:parent-style-name="Default" style:data-style-name="N99">
      <style:map style:condition="cell-content()=0" style:apply-style-name="Bad" style:base-cell-address="'NGINX Results'.J20"/>
    </style:style>
    <style:style style:name="ce56" style:family="table-cell" style:parent-style-name="Default" style:data-style-name="N99">
      <style:map style:condition="cell-content()=0" style:apply-style-name="Bad" style:base-cell-address="'NGINX Results'.J21"/>
    </style:style>
    <style:style style:name="ce58" style:family="table-cell" style:parent-style-name="Default" style:data-style-name="N99">
      <style:map style:condition="cell-content()=0" style:apply-style-name="Bad" style:base-cell-address="'NGINX Results'.J22"/>
    </style:style>
    <style:style style:name="ce65" style:family="table-cell" style:parent-style-name="Default" style:data-style-name="N99">
      <style:map style:condition="cell-content()=0" style:apply-style-name="Bad" style:base-cell-address="'NGINX Results'.J23"/>
    </style:style>
    <style:style style:name="ce66" style:family="table-cell" style:parent-style-name="Default" style:data-style-name="N99">
      <style:map style:condition="cell-content()=0" style:apply-style-name="Bad" style:base-cell-address="'NGINX Results'.J24"/>
    </style:style>
    <style:style style:name="ce67" style:family="table-cell" style:parent-style-name="Default" style:data-style-name="N99">
      <style:map style:condition="cell-content()=0" style:apply-style-name="Bad" style:base-cell-address="'NGINX Results'.J25"/>
    </style:style>
    <style:style style:name="ce68" style:family="table-cell" style:parent-style-name="Default" style:data-style-name="N99">
      <style:map style:condition="cell-content()=0" style:apply-style-name="Bad" style:base-cell-address="'NGINX Results'.J26"/>
    </style:style>
    <style:style style:name="ce69" style:family="table-cell" style:parent-style-name="Default" style:data-style-name="N99">
      <style:map style:condition="cell-content()=0" style:apply-style-name="Bad" style:base-cell-address="'NGINX Results'.J27"/>
    </style:style>
    <style:style style:name="ce70" style:family="table-cell" style:parent-style-name="Default" style:data-style-name="N99">
      <style:map style:condition="cell-content()=0" style:apply-style-name="Bad" style:base-cell-address="'NGINX Results'.J28"/>
    </style:style>
    <style:style style:name="ce71" style:family="table-cell" style:parent-style-name="Default" style:data-style-name="N99">
      <style:map style:condition="cell-content()=0" style:apply-style-name="Bad" style:base-cell-address="'NGINX Results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37" style:family="table-cell" style:parent-style-name="Default" style:data-style-name="N100"/>
    <style:style style:name="ce74" style:family="table-cell" style:parent-style-name="Default" style:data-style-name="N99">
      <style:map style:condition="cell-content()=0" style:apply-style-name="Bad" style:base-cell-address="'NGINX Results'.M2"/>
    </style:style>
    <style:style style:name="ce75" style:family="table-cell" style:parent-style-name="Default" style:data-style-name="N99">
      <style:map style:condition="cell-content()=0" style:apply-style-name="Bad" style:base-cell-address="'NGINX Results'.M3"/>
    </style:style>
    <style:style style:name="ce76" style:family="table-cell" style:parent-style-name="Default" style:data-style-name="N99">
      <style:map style:condition="cell-content()=0" style:apply-style-name="Bad" style:base-cell-address="'NGINX Results'.M4"/>
    </style:style>
    <style:style style:name="ce77" style:family="table-cell" style:parent-style-name="Default" style:data-style-name="N99">
      <style:map style:condition="cell-content()=0" style:apply-style-name="Bad" style:base-cell-address="'NGINX Results'.M5"/>
    </style:style>
    <style:style style:name="ce78" style:family="table-cell" style:parent-style-name="Default" style:data-style-name="N99">
      <style:map style:condition="cell-content()=0" style:apply-style-name="Bad" style:base-cell-address="'NGINX Results'.M6"/>
    </style:style>
    <style:style style:name="ce79" style:family="table-cell" style:parent-style-name="Default" style:data-style-name="N99">
      <style:map style:condition="cell-content()=0" style:apply-style-name="Bad" style:base-cell-address="'NGINX Results'.M7"/>
    </style:style>
    <style:style style:name="ce80" style:family="table-cell" style:parent-style-name="Default" style:data-style-name="N99">
      <style:map style:condition="cell-content()=0" style:apply-style-name="Bad" style:base-cell-address="'NGINX Results'.M8"/>
    </style:style>
    <style:style style:name="ce81" style:family="table-cell" style:parent-style-name="Default" style:data-style-name="N99">
      <style:map style:condition="cell-content()=0" style:apply-style-name="Bad" style:base-cell-address="'NGINX Results'.M9"/>
    </style:style>
    <style:style style:name="ce82" style:family="table-cell" style:parent-style-name="Default" style:data-style-name="N99">
      <style:map style:condition="cell-content()=0" style:apply-style-name="Bad" style:base-cell-address="'NGINX Results'.M10"/>
    </style:style>
    <style:style style:name="ce83" style:family="table-cell" style:parent-style-name="Default" style:data-style-name="N99">
      <style:map style:condition="cell-content()=0" style:apply-style-name="Bad" style:base-cell-address="'NGINX Results'.M11"/>
    </style:style>
    <style:style style:name="ce84" style:family="table-cell" style:parent-style-name="Default" style:data-style-name="N99">
      <style:map style:condition="cell-content()=0" style:apply-style-name="Bad" style:base-cell-address="'NGINX Results'.M12"/>
    </style:style>
    <style:style style:name="ce85" style:family="table-cell" style:parent-style-name="Default" style:data-style-name="N99">
      <style:map style:condition="cell-content()=0" style:apply-style-name="Bad" style:base-cell-address="'NGINX Results'.M13"/>
    </style:style>
    <style:style style:name="ce86" style:family="table-cell" style:parent-style-name="Default" style:data-style-name="N99">
      <style:map style:condition="cell-content()=0" style:apply-style-name="Bad" style:base-cell-address="'NGINX Results'.M14"/>
    </style:style>
    <style:style style:name="ce87" style:family="table-cell" style:parent-style-name="Default" style:data-style-name="N99">
      <style:map style:condition="cell-content()=0" style:apply-style-name="Bad" style:base-cell-address="'NGINX Results'.M15"/>
    </style:style>
    <style:style style:name="ce88" style:family="table-cell" style:parent-style-name="Default" style:data-style-name="N99">
      <style:map style:condition="cell-content()=0" style:apply-style-name="Bad" style:base-cell-address="'NGINX Results'.M16"/>
    </style:style>
    <style:style style:name="ce89" style:family="table-cell" style:parent-style-name="Default" style:data-style-name="N99">
      <style:map style:condition="cell-content()=0" style:apply-style-name="Bad" style:base-cell-address="'NGINX Results'.M17"/>
    </style:style>
    <style:style style:name="ce90" style:family="table-cell" style:parent-style-name="Default" style:data-style-name="N99">
      <style:map style:condition="cell-content()=0" style:apply-style-name="Bad" style:base-cell-address="'NGINX Results'.M18"/>
    </style:style>
    <style:style style:name="ce91" style:family="table-cell" style:parent-style-name="Default" style:data-style-name="N99">
      <style:map style:condition="cell-content()=0" style:apply-style-name="Bad" style:base-cell-address="'NGINX Results'.M19"/>
    </style:style>
    <style:style style:name="ce92" style:family="table-cell" style:parent-style-name="Default" style:data-style-name="N99">
      <style:map style:condition="cell-content()=0" style:apply-style-name="Bad" style:base-cell-address="'NGINX Results'.M20"/>
    </style:style>
    <style:style style:name="ce93" style:family="table-cell" style:parent-style-name="Default" style:data-style-name="N99">
      <style:map style:condition="cell-content()=0" style:apply-style-name="Bad" style:base-cell-address="'NGINX Results'.M21"/>
    </style:style>
    <style:style style:name="ce94" style:family="table-cell" style:parent-style-name="Default" style:data-style-name="N99">
      <style:map style:condition="cell-content()=0" style:apply-style-name="Bad" style:base-cell-address="'NGINX Results'.M22"/>
    </style:style>
    <style:style style:name="ce95" style:family="table-cell" style:parent-style-name="Default" style:data-style-name="N99">
      <style:map style:condition="cell-content()=0" style:apply-style-name="Bad" style:base-cell-address="'NGINX Results'.M23"/>
    </style:style>
    <style:style style:name="ce96" style:family="table-cell" style:parent-style-name="Default" style:data-style-name="N99">
      <style:map style:condition="cell-content()=0" style:apply-style-name="Bad" style:base-cell-address="'NGINX Results'.M24"/>
    </style:style>
    <style:style style:name="ce97" style:family="table-cell" style:parent-style-name="Default" style:data-style-name="N99">
      <style:map style:condition="cell-content()=0" style:apply-style-name="Bad" style:base-cell-address="'NGINX Results'.M25"/>
    </style:style>
    <style:style style:name="ce98" style:family="table-cell" style:parent-style-name="Default" style:data-style-name="N99">
      <style:map style:condition="cell-content()=0" style:apply-style-name="Bad" style:base-cell-address="'NGINX Results'.M26"/>
    </style:style>
    <style:style style:name="ce99" style:family="table-cell" style:parent-style-name="Default" style:data-style-name="N99">
      <style:map style:condition="cell-content()=0" style:apply-style-name="Bad" style:base-cell-address="'NGINX Results'.M27"/>
    </style:style>
    <style:style style:name="ce100" style:family="table-cell" style:parent-style-name="Default" style:data-style-name="N99">
      <style:map style:condition="cell-content()=0" style:apply-style-name="Bad" style:base-cell-address="'NGINX Results'.M28"/>
    </style:style>
    <style:style style:name="ce101" style:family="table-cell" style:parent-style-name="Default" style:data-style-name="N99">
      <style:map style:condition="cell-content()=0" style:apply-style-name="Bad" style:base-cell-address="'NGINX Results'.M29"/>
    </style:style>
    <style:style style:name="ce102" style:family="table-cell" style:parent-style-name="Default" style:data-style-name="N99">
      <style:map style:condition="cell-content()=0" style:apply-style-name="Bad" style:base-cell-address="'NGINX Results'.O2"/>
    </style:style>
    <style:style style:name="ce103" style:family="table-cell" style:parent-style-name="Default" style:data-style-name="N99">
      <style:map style:condition="cell-content()=0" style:apply-style-name="Bad" style:base-cell-address="'NGINX Results'.O3"/>
    </style:style>
    <style:style style:name="ce104" style:family="table-cell" style:parent-style-name="Default" style:data-style-name="N99">
      <style:map style:condition="cell-content()=0" style:apply-style-name="Bad" style:base-cell-address="'NGINX Results'.O4"/>
    </style:style>
    <style:style style:name="ce105" style:family="table-cell" style:parent-style-name="Default" style:data-style-name="N99">
      <style:map style:condition="cell-content()=0" style:apply-style-name="Bad" style:base-cell-address="'NGINX Results'.O5"/>
    </style:style>
    <style:style style:name="ce106" style:family="table-cell" style:parent-style-name="Default" style:data-style-name="N99">
      <style:map style:condition="cell-content()=0" style:apply-style-name="Bad" style:base-cell-address="'NGINX Results'.O6"/>
    </style:style>
    <style:style style:name="ce107" style:family="table-cell" style:parent-style-name="Default" style:data-style-name="N99">
      <style:map style:condition="cell-content()=0" style:apply-style-name="Bad" style:base-cell-address="'NGINX Results'.O7"/>
    </style:style>
    <style:style style:name="ce108" style:family="table-cell" style:parent-style-name="Default" style:data-style-name="N99">
      <style:map style:condition="cell-content()=0" style:apply-style-name="Bad" style:base-cell-address="'NGINX Results'.O8"/>
    </style:style>
    <style:style style:name="ce109" style:family="table-cell" style:parent-style-name="Default" style:data-style-name="N99">
      <style:map style:condition="cell-content()=0" style:apply-style-name="Bad" style:base-cell-address="'NGINX Results'.O9"/>
    </style:style>
    <style:style style:name="ce110" style:family="table-cell" style:parent-style-name="Default" style:data-style-name="N99">
      <style:map style:condition="cell-content()=0" style:apply-style-name="Bad" style:base-cell-address="'NGINX Results'.O10"/>
    </style:style>
    <style:style style:name="ce111" style:family="table-cell" style:parent-style-name="Default" style:data-style-name="N99">
      <style:map style:condition="cell-content()=0" style:apply-style-name="Bad" style:base-cell-address="'NGINX Results'.O11"/>
    </style:style>
    <style:style style:name="ce112" style:family="table-cell" style:parent-style-name="Default" style:data-style-name="N99">
      <style:map style:condition="cell-content()=0" style:apply-style-name="Bad" style:base-cell-address="'NGINX Results'.O12"/>
    </style:style>
    <style:style style:name="ce113" style:family="table-cell" style:parent-style-name="Default" style:data-style-name="N99">
      <style:map style:condition="cell-content()=0" style:apply-style-name="Bad" style:base-cell-address="'NGINX Results'.O13"/>
    </style:style>
    <style:style style:name="ce114" style:family="table-cell" style:parent-style-name="Default" style:data-style-name="N99">
      <style:map style:condition="cell-content()=0" style:apply-style-name="Bad" style:base-cell-address="'NGINX Results'.O14"/>
    </style:style>
    <style:style style:name="ce115" style:family="table-cell" style:parent-style-name="Default" style:data-style-name="N99">
      <style:map style:condition="cell-content()=0" style:apply-style-name="Bad" style:base-cell-address="'NGINX Results'.O15"/>
    </style:style>
    <style:style style:name="ce116" style:family="table-cell" style:parent-style-name="Default" style:data-style-name="N99">
      <style:map style:condition="cell-content()=0" style:apply-style-name="Bad" style:base-cell-address="'NGINX Results'.O16"/>
    </style:style>
    <style:style style:name="ce117" style:family="table-cell" style:parent-style-name="Default" style:data-style-name="N99">
      <style:map style:condition="cell-content()=0" style:apply-style-name="Bad" style:base-cell-address="'NGINX Results'.O17"/>
    </style:style>
    <style:style style:name="ce118" style:family="table-cell" style:parent-style-name="Default" style:data-style-name="N99">
      <style:map style:condition="cell-content()=0" style:apply-style-name="Bad" style:base-cell-address="'NGINX Results'.O18"/>
    </style:style>
    <style:style style:name="ce119" style:family="table-cell" style:parent-style-name="Default" style:data-style-name="N99">
      <style:map style:condition="cell-content()=0" style:apply-style-name="Bad" style:base-cell-address="'NGINX Results'.O19"/>
    </style:style>
    <style:style style:name="ce120" style:family="table-cell" style:parent-style-name="Default" style:data-style-name="N99">
      <style:map style:condition="cell-content()=0" style:apply-style-name="Bad" style:base-cell-address="'NGINX Results'.O20"/>
    </style:style>
    <style:style style:name="ce121" style:family="table-cell" style:parent-style-name="Default" style:data-style-name="N99">
      <style:map style:condition="cell-content()=0" style:apply-style-name="Bad" style:base-cell-address="'NGINX Results'.O21"/>
    </style:style>
    <style:style style:name="ce122" style:family="table-cell" style:parent-style-name="Default" style:data-style-name="N99">
      <style:map style:condition="cell-content()=0" style:apply-style-name="Bad" style:base-cell-address="'NGINX Results'.O22"/>
    </style:style>
    <style:style style:name="ce123" style:family="table-cell" style:parent-style-name="Default" style:data-style-name="N99">
      <style:map style:condition="cell-content()=0" style:apply-style-name="Bad" style:base-cell-address="'NGINX Results'.O23"/>
    </style:style>
    <style:style style:name="ce124" style:family="table-cell" style:parent-style-name="Default" style:data-style-name="N99">
      <style:map style:condition="cell-content()=0" style:apply-style-name="Bad" style:base-cell-address="'NGINX Results'.O24"/>
    </style:style>
    <style:style style:name="ce125" style:family="table-cell" style:parent-style-name="Default" style:data-style-name="N99">
      <style:map style:condition="cell-content()=0" style:apply-style-name="Bad" style:base-cell-address="'NGINX Results'.O25"/>
    </style:style>
    <style:style style:name="ce126" style:family="table-cell" style:parent-style-name="Default" style:data-style-name="N99">
      <style:map style:condition="cell-content()=0" style:apply-style-name="Bad" style:base-cell-address="'NGINX Results'.O26"/>
    </style:style>
    <style:style style:name="ce127" style:family="table-cell" style:parent-style-name="Default" style:data-style-name="N99">
      <style:map style:condition="cell-content()=0" style:apply-style-name="Bad" style:base-cell-address="'NGINX Results'.O27"/>
    </style:style>
    <style:style style:name="ce128" style:family="table-cell" style:parent-style-name="Default" style:data-style-name="N99">
      <style:map style:condition="cell-content()=0" style:apply-style-name="Bad" style:base-cell-address="'NGINX Results'.O28"/>
    </style:style>
    <style:style style:name="ce129" style:family="table-cell" style:parent-style-name="Default" style:data-style-name="N99">
      <style:map style:condition="cell-content()=0" style:apply-style-name="Bad" style:base-cell-address="'NGINX Results'.O29"/>
    </style:style>
    <style:style style:name="ce130" style:family="table-cell" style:parent-style-name="Default" style:data-style-name="N99">
      <style:map style:condition="cell-content()=0" style:apply-style-name="Bad" style:base-cell-address="'NGINX Results'.Q2"/>
    </style:style>
    <style:style style:name="ce131" style:family="table-cell" style:parent-style-name="Default" style:data-style-name="N99">
      <style:map style:condition="cell-content()=0" style:apply-style-name="Bad" style:base-cell-address="'NGINX Results'.Q3"/>
    </style:style>
    <style:style style:name="ce132" style:family="table-cell" style:parent-style-name="Default" style:data-style-name="N99">
      <style:map style:condition="cell-content()=0" style:apply-style-name="Bad" style:base-cell-address="'NGINX Results'.Q4"/>
    </style:style>
    <style:style style:name="ce133" style:family="table-cell" style:parent-style-name="Default" style:data-style-name="N99">
      <style:map style:condition="cell-content()=0" style:apply-style-name="Bad" style:base-cell-address="'NGINX Results'.Q5"/>
    </style:style>
    <style:style style:name="ce134" style:family="table-cell" style:parent-style-name="Default" style:data-style-name="N99">
      <style:map style:condition="cell-content()=0" style:apply-style-name="Bad" style:base-cell-address="'NGINX Results'.Q6"/>
    </style:style>
    <style:style style:name="ce135" style:family="table-cell" style:parent-style-name="Default" style:data-style-name="N99">
      <style:map style:condition="cell-content()=0" style:apply-style-name="Bad" style:base-cell-address="'NGINX Results'.Q7"/>
    </style:style>
    <style:style style:name="ce136" style:family="table-cell" style:parent-style-name="Default" style:data-style-name="N99">
      <style:map style:condition="cell-content()=0" style:apply-style-name="Bad" style:base-cell-address="'NGINX Results'.Q8"/>
    </style:style>
    <style:style style:name="ce137" style:family="table-cell" style:parent-style-name="Default" style:data-style-name="N99">
      <style:map style:condition="cell-content()=0" style:apply-style-name="Bad" style:base-cell-address="'NGINX Results'.Q9"/>
    </style:style>
    <style:style style:name="ce138" style:family="table-cell" style:parent-style-name="Default" style:data-style-name="N99">
      <style:map style:condition="cell-content()=0" style:apply-style-name="Bad" style:base-cell-address="'NGINX Results'.Q10"/>
    </style:style>
    <style:style style:name="ce139" style:family="table-cell" style:parent-style-name="Default" style:data-style-name="N99">
      <style:map style:condition="cell-content()=0" style:apply-style-name="Bad" style:base-cell-address="'NGINX Results'.Q11"/>
    </style:style>
    <style:style style:name="ce140" style:family="table-cell" style:parent-style-name="Default" style:data-style-name="N99">
      <style:map style:condition="cell-content()=0" style:apply-style-name="Bad" style:base-cell-address="'NGINX Results'.Q12"/>
    </style:style>
    <style:style style:name="ce141" style:family="table-cell" style:parent-style-name="Default" style:data-style-name="N99">
      <style:map style:condition="cell-content()=0" style:apply-style-name="Bad" style:base-cell-address="'NGINX Results'.Q13"/>
    </style:style>
    <style:style style:name="ce142" style:family="table-cell" style:parent-style-name="Default" style:data-style-name="N99">
      <style:map style:condition="cell-content()=0" style:apply-style-name="Bad" style:base-cell-address="'NGINX Results'.Q14"/>
    </style:style>
    <style:style style:name="ce143" style:family="table-cell" style:parent-style-name="Default" style:data-style-name="N99">
      <style:map style:condition="cell-content()=0" style:apply-style-name="Bad" style:base-cell-address="'NGINX Results'.Q15"/>
    </style:style>
    <style:style style:name="ce144" style:family="table-cell" style:parent-style-name="Default" style:data-style-name="N99">
      <style:map style:condition="cell-content()=0" style:apply-style-name="Bad" style:base-cell-address="'NGINX Results'.Q16"/>
    </style:style>
    <style:style style:name="ce145" style:family="table-cell" style:parent-style-name="Default" style:data-style-name="N99">
      <style:map style:condition="cell-content()=0" style:apply-style-name="Bad" style:base-cell-address="'NGINX Results'.Q17"/>
    </style:style>
    <style:style style:name="ce146" style:family="table-cell" style:parent-style-name="Default" style:data-style-name="N99">
      <style:map style:condition="cell-content()=0" style:apply-style-name="Bad" style:base-cell-address="'NGINX Results'.Q18"/>
    </style:style>
    <style:style style:name="ce147" style:family="table-cell" style:parent-style-name="Default" style:data-style-name="N99">
      <style:map style:condition="cell-content()=0" style:apply-style-name="Bad" style:base-cell-address="'NGINX Results'.Q19"/>
    </style:style>
    <style:style style:name="ce148" style:family="table-cell" style:parent-style-name="Default" style:data-style-name="N99">
      <style:map style:condition="cell-content()=0" style:apply-style-name="Bad" style:base-cell-address="'NGINX Results'.Q20"/>
    </style:style>
    <style:style style:name="ce149" style:family="table-cell" style:parent-style-name="Default" style:data-style-name="N99">
      <style:map style:condition="cell-content()=0" style:apply-style-name="Bad" style:base-cell-address="'NGINX Results'.Q21"/>
    </style:style>
    <style:style style:name="ce150" style:family="table-cell" style:parent-style-name="Default" style:data-style-name="N99">
      <style:map style:condition="cell-content()=0" style:apply-style-name="Bad" style:base-cell-address="'NGINX Results'.Q22"/>
    </style:style>
    <style:style style:name="ce151" style:family="table-cell" style:parent-style-name="Default" style:data-style-name="N99">
      <style:map style:condition="cell-content()=0" style:apply-style-name="Bad" style:base-cell-address="'NGINX Results'.Q23"/>
    </style:style>
    <style:style style:name="ce152" style:family="table-cell" style:parent-style-name="Default" style:data-style-name="N99">
      <style:map style:condition="cell-content()=0" style:apply-style-name="Bad" style:base-cell-address="'NGINX Results'.Q24"/>
    </style:style>
    <style:style style:name="ce153" style:family="table-cell" style:parent-style-name="Default" style:data-style-name="N99">
      <style:map style:condition="cell-content()=0" style:apply-style-name="Bad" style:base-cell-address="'NGINX Results'.Q25"/>
    </style:style>
    <style:style style:name="ce154" style:family="table-cell" style:parent-style-name="Default" style:data-style-name="N99">
      <style:map style:condition="cell-content()=0" style:apply-style-name="Bad" style:base-cell-address="'NGINX Results'.Q26"/>
    </style:style>
    <style:style style:name="ce155" style:family="table-cell" style:parent-style-name="Default" style:data-style-name="N99">
      <style:map style:condition="cell-content()=0" style:apply-style-name="Bad" style:base-cell-address="'NGINX Results'.Q27"/>
    </style:style>
    <style:style style:name="ce156" style:family="table-cell" style:parent-style-name="Default" style:data-style-name="N99">
      <style:map style:condition="cell-content()=0" style:apply-style-name="Bad" style:base-cell-address="'NGINX Results'.Q28"/>
    </style:style>
    <style:style style:name="ce157" style:family="table-cell" style:parent-style-name="Default" style:data-style-name="N99">
      <style:map style:condition="cell-content()=0" style:apply-style-name="Bad" style:base-cell-address="'NGINX Results'.Q29"/>
    </style:style>
    <style:style style:name="ce158" style:family="table-cell" style:parent-style-name="Default" style:data-style-name="N99">
      <style:map style:condition="cell-content()=0" style:apply-style-name="Bad" style:base-cell-address="'NGINX Results'.S2"/>
    </style:style>
    <style:style style:name="ce159" style:family="table-cell" style:parent-style-name="Default" style:data-style-name="N99">
      <style:map style:condition="cell-content()=0" style:apply-style-name="Bad" style:base-cell-address="'NGINX Results'.S3"/>
    </style:style>
    <style:style style:name="ce160" style:family="table-cell" style:parent-style-name="Default" style:data-style-name="N99">
      <style:map style:condition="cell-content()=0" style:apply-style-name="Bad" style:base-cell-address="'NGINX Results'.S4"/>
    </style:style>
    <style:style style:name="ce161" style:family="table-cell" style:parent-style-name="Default" style:data-style-name="N99">
      <style:map style:condition="cell-content()=0" style:apply-style-name="Bad" style:base-cell-address="'NGINX Results'.S5"/>
    </style:style>
    <style:style style:name="ce162" style:family="table-cell" style:parent-style-name="Default" style:data-style-name="N99">
      <style:map style:condition="cell-content()=0" style:apply-style-name="Bad" style:base-cell-address="'NGINX Results'.S6"/>
    </style:style>
    <style:style style:name="ce163" style:family="table-cell" style:parent-style-name="Default" style:data-style-name="N99">
      <style:map style:condition="cell-content()=0" style:apply-style-name="Bad" style:base-cell-address="'NGINX Results'.S7"/>
    </style:style>
    <style:style style:name="ce164" style:family="table-cell" style:parent-style-name="Default" style:data-style-name="N99">
      <style:map style:condition="cell-content()=0" style:apply-style-name="Bad" style:base-cell-address="'NGINX Results'.S8"/>
    </style:style>
    <style:style style:name="ce165" style:family="table-cell" style:parent-style-name="Default" style:data-style-name="N99">
      <style:map style:condition="cell-content()=0" style:apply-style-name="Bad" style:base-cell-address="'NGINX Results'.S9"/>
    </style:style>
    <style:style style:name="ce166" style:family="table-cell" style:parent-style-name="Default" style:data-style-name="N99">
      <style:map style:condition="cell-content()=0" style:apply-style-name="Bad" style:base-cell-address="'NGINX Results'.S10"/>
    </style:style>
    <style:style style:name="ce167" style:family="table-cell" style:parent-style-name="Default" style:data-style-name="N99">
      <style:map style:condition="cell-content()=0" style:apply-style-name="Bad" style:base-cell-address="'NGINX Results'.S11"/>
    </style:style>
    <style:style style:name="ce168" style:family="table-cell" style:parent-style-name="Default" style:data-style-name="N99">
      <style:map style:condition="cell-content()=0" style:apply-style-name="Bad" style:base-cell-address="'NGINX Results'.S12"/>
    </style:style>
    <style:style style:name="ce169" style:family="table-cell" style:parent-style-name="Default" style:data-style-name="N99">
      <style:map style:condition="cell-content()=0" style:apply-style-name="Bad" style:base-cell-address="'NGINX Results'.S13"/>
    </style:style>
    <style:style style:name="ce170" style:family="table-cell" style:parent-style-name="Default" style:data-style-name="N99">
      <style:map style:condition="cell-content()=0" style:apply-style-name="Bad" style:base-cell-address="'NGINX Results'.S14"/>
    </style:style>
    <style:style style:name="ce171" style:family="table-cell" style:parent-style-name="Default" style:data-style-name="N99">
      <style:map style:condition="cell-content()=0" style:apply-style-name="Bad" style:base-cell-address="'NGINX Results'.S15"/>
    </style:style>
    <style:style style:name="ce172" style:family="table-cell" style:parent-style-name="Default" style:data-style-name="N99">
      <style:map style:condition="cell-content()=0" style:apply-style-name="Bad" style:base-cell-address="'NGINX Results'.S16"/>
    </style:style>
    <style:style style:name="ce173" style:family="table-cell" style:parent-style-name="Default" style:data-style-name="N99">
      <style:map style:condition="cell-content()=0" style:apply-style-name="Bad" style:base-cell-address="'NGINX Results'.S17"/>
    </style:style>
    <style:style style:name="ce174" style:family="table-cell" style:parent-style-name="Default" style:data-style-name="N99">
      <style:map style:condition="cell-content()=0" style:apply-style-name="Bad" style:base-cell-address="'NGINX Results'.S18"/>
    </style:style>
    <style:style style:name="ce175" style:family="table-cell" style:parent-style-name="Default" style:data-style-name="N99">
      <style:map style:condition="cell-content()=0" style:apply-style-name="Bad" style:base-cell-address="'NGINX Results'.S19"/>
    </style:style>
    <style:style style:name="ce176" style:family="table-cell" style:parent-style-name="Default" style:data-style-name="N99">
      <style:map style:condition="cell-content()=0" style:apply-style-name="Bad" style:base-cell-address="'NGINX Results'.S20"/>
    </style:style>
    <style:style style:name="ce177" style:family="table-cell" style:parent-style-name="Default" style:data-style-name="N99">
      <style:map style:condition="cell-content()=0" style:apply-style-name="Bad" style:base-cell-address="'NGINX Results'.S21"/>
    </style:style>
    <style:style style:name="ce178" style:family="table-cell" style:parent-style-name="Default" style:data-style-name="N99">
      <style:map style:condition="cell-content()=0" style:apply-style-name="Bad" style:base-cell-address="'NGINX Results'.S22"/>
    </style:style>
    <style:style style:name="ce179" style:family="table-cell" style:parent-style-name="Default" style:data-style-name="N99">
      <style:map style:condition="cell-content()=0" style:apply-style-name="Bad" style:base-cell-address="'NGINX Results'.S23"/>
    </style:style>
    <style:style style:name="ce180" style:family="table-cell" style:parent-style-name="Default" style:data-style-name="N99">
      <style:map style:condition="cell-content()=0" style:apply-style-name="Bad" style:base-cell-address="'NGINX Results'.S24"/>
    </style:style>
    <style:style style:name="ce181" style:family="table-cell" style:parent-style-name="Default" style:data-style-name="N99">
      <style:map style:condition="cell-content()=0" style:apply-style-name="Bad" style:base-cell-address="'NGINX Results'.S25"/>
    </style:style>
    <style:style style:name="ce182" style:family="table-cell" style:parent-style-name="Default" style:data-style-name="N99">
      <style:map style:condition="cell-content()=0" style:apply-style-name="Bad" style:base-cell-address="'NGINX Results'.S26"/>
    </style:style>
    <style:style style:name="ce183" style:family="table-cell" style:parent-style-name="Default" style:data-style-name="N99">
      <style:map style:condition="cell-content()=0" style:apply-style-name="Bad" style:base-cell-address="'NGINX Results'.S27"/>
    </style:style>
    <style:style style:name="ce184" style:family="table-cell" style:parent-style-name="Default" style:data-style-name="N99">
      <style:map style:condition="cell-content()=0" style:apply-style-name="Bad" style:base-cell-address="'NGINX Results'.S28"/>
    </style:style>
    <style:style style:name="ce185" style:family="table-cell" style:parent-style-name="Default" style:data-style-name="N99">
      <style:map style:condition="cell-content()=0" style:apply-style-name="Bad" style:base-cell-address="'NGINX Results'.S29"/>
    </style:style>
    <style:style style:name="ce186" style:family="table-cell" style:parent-style-name="Default" style:data-style-name="N99">
      <style:map style:condition="cell-content()=0" style:apply-style-name="Bad" style:base-cell-address="'NGINX Results'.U2"/>
    </style:style>
    <style:style style:name="ce187" style:family="table-cell" style:parent-style-name="Default" style:data-style-name="N99">
      <style:map style:condition="cell-content()=0" style:apply-style-name="Bad" style:base-cell-address="'NGINX Results'.U3"/>
    </style:style>
    <style:style style:name="ce188" style:family="table-cell" style:parent-style-name="Default" style:data-style-name="N99">
      <style:map style:condition="cell-content()=0" style:apply-style-name="Bad" style:base-cell-address="'NGINX Results'.U4"/>
    </style:style>
    <style:style style:name="ce189" style:family="table-cell" style:parent-style-name="Default" style:data-style-name="N99">
      <style:map style:condition="cell-content()=0" style:apply-style-name="Bad" style:base-cell-address="'NGINX Results'.U5"/>
    </style:style>
    <style:style style:name="ce190" style:family="table-cell" style:parent-style-name="Default" style:data-style-name="N99">
      <style:map style:condition="cell-content()=0" style:apply-style-name="Bad" style:base-cell-address="'NGINX Results'.U6"/>
    </style:style>
    <style:style style:name="ce191" style:family="table-cell" style:parent-style-name="Default" style:data-style-name="N99">
      <style:map style:condition="cell-content()=0" style:apply-style-name="Bad" style:base-cell-address="'NGINX Results'.U7"/>
    </style:style>
    <style:style style:name="ce192" style:family="table-cell" style:parent-style-name="Default" style:data-style-name="N99">
      <style:map style:condition="cell-content()=0" style:apply-style-name="Bad" style:base-cell-address="'NGINX Results'.U8"/>
    </style:style>
    <style:style style:name="ce193" style:family="table-cell" style:parent-style-name="Default" style:data-style-name="N99">
      <style:map style:condition="cell-content()=0" style:apply-style-name="Bad" style:base-cell-address="'NGINX Results'.U9"/>
    </style:style>
    <style:style style:name="ce194" style:family="table-cell" style:parent-style-name="Default" style:data-style-name="N99">
      <style:map style:condition="cell-content()=0" style:apply-style-name="Bad" style:base-cell-address="'NGINX Results'.U10"/>
    </style:style>
    <style:style style:name="ce195" style:family="table-cell" style:parent-style-name="Default" style:data-style-name="N99">
      <style:map style:condition="cell-content()=0" style:apply-style-name="Bad" style:base-cell-address="'NGINX Results'.U11"/>
    </style:style>
    <style:style style:name="ce196" style:family="table-cell" style:parent-style-name="Default" style:data-style-name="N99">
      <style:map style:condition="cell-content()=0" style:apply-style-name="Bad" style:base-cell-address="'NGINX Results'.U12"/>
    </style:style>
    <style:style style:name="ce197" style:family="table-cell" style:parent-style-name="Default" style:data-style-name="N99">
      <style:map style:condition="cell-content()=0" style:apply-style-name="Bad" style:base-cell-address="'NGINX Results'.U13"/>
    </style:style>
    <style:style style:name="ce198" style:family="table-cell" style:parent-style-name="Default" style:data-style-name="N99">
      <style:map style:condition="cell-content()=0" style:apply-style-name="Bad" style:base-cell-address="'NGINX Results'.U14"/>
    </style:style>
    <style:style style:name="ce199" style:family="table-cell" style:parent-style-name="Default" style:data-style-name="N99">
      <style:map style:condition="cell-content()=0" style:apply-style-name="Bad" style:base-cell-address="'NGINX Results'.U15"/>
    </style:style>
    <style:style style:name="ce200" style:family="table-cell" style:parent-style-name="Default" style:data-style-name="N99">
      <style:map style:condition="cell-content()=0" style:apply-style-name="Bad" style:base-cell-address="'NGINX Results'.U16"/>
    </style:style>
    <style:style style:name="ce201" style:family="table-cell" style:parent-style-name="Default" style:data-style-name="N99">
      <style:map style:condition="cell-content()=0" style:apply-style-name="Bad" style:base-cell-address="'NGINX Results'.U17"/>
    </style:style>
    <style:style style:name="ce202" style:family="table-cell" style:parent-style-name="Default" style:data-style-name="N99">
      <style:map style:condition="cell-content()=0" style:apply-style-name="Bad" style:base-cell-address="'NGINX Results'.U18"/>
    </style:style>
    <style:style style:name="ce203" style:family="table-cell" style:parent-style-name="Default" style:data-style-name="N99">
      <style:map style:condition="cell-content()=0" style:apply-style-name="Bad" style:base-cell-address="'NGINX Results'.U19"/>
    </style:style>
    <style:style style:name="ce204" style:family="table-cell" style:parent-style-name="Default" style:data-style-name="N99">
      <style:map style:condition="cell-content()=0" style:apply-style-name="Bad" style:base-cell-address="'NGINX Results'.U20"/>
    </style:style>
    <style:style style:name="ce205" style:family="table-cell" style:parent-style-name="Default" style:data-style-name="N99">
      <style:map style:condition="cell-content()=0" style:apply-style-name="Bad" style:base-cell-address="'NGINX Results'.U21"/>
    </style:style>
    <style:style style:name="ce206" style:family="table-cell" style:parent-style-name="Default" style:data-style-name="N99">
      <style:map style:condition="cell-content()=0" style:apply-style-name="Bad" style:base-cell-address="'NGINX Results'.U22"/>
    </style:style>
    <style:style style:name="ce207" style:family="table-cell" style:parent-style-name="Default" style:data-style-name="N99">
      <style:map style:condition="cell-content()=0" style:apply-style-name="Bad" style:base-cell-address="'NGINX Results'.U23"/>
    </style:style>
    <style:style style:name="ce208" style:family="table-cell" style:parent-style-name="Default" style:data-style-name="N99">
      <style:map style:condition="cell-content()=0" style:apply-style-name="Bad" style:base-cell-address="'NGINX Results'.U24"/>
    </style:style>
    <style:style style:name="ce209" style:family="table-cell" style:parent-style-name="Default" style:data-style-name="N99">
      <style:map style:condition="cell-content()=0" style:apply-style-name="Bad" style:base-cell-address="'NGINX Results'.U25"/>
    </style:style>
    <style:style style:name="ce210" style:family="table-cell" style:parent-style-name="Default" style:data-style-name="N99">
      <style:map style:condition="cell-content()=0" style:apply-style-name="Bad" style:base-cell-address="'NGINX Results'.U26"/>
    </style:style>
    <style:style style:name="ce211" style:family="table-cell" style:parent-style-name="Default" style:data-style-name="N99">
      <style:map style:condition="cell-content()=0" style:apply-style-name="Bad" style:base-cell-address="'NGINX Results'.U27"/>
    </style:style>
    <style:style style:name="ce212" style:family="table-cell" style:parent-style-name="Default" style:data-style-name="N99">
      <style:map style:condition="cell-content()=0" style:apply-style-name="Bad" style:base-cell-address="'NGINX Results'.U28"/>
    </style:style>
    <style:style style:name="ce213" style:family="table-cell" style:parent-style-name="Default" style:data-style-name="N99">
      <style:map style:condition="cell-content()=0" style:apply-style-name="Bad" style:base-cell-address="'NGINX Results'.U29"/>
    </style:style>
    <style:style style:name="ce214" style:family="table-cell" style:parent-style-name="Default" style:data-style-name="N99">
      <style:map style:condition="cell-content()=0" style:apply-style-name="Bad" style:base-cell-address="'NGINX Results'.W2"/>
    </style:style>
    <style:style style:name="ce215" style:family="table-cell" style:parent-style-name="Default" style:data-style-name="N99">
      <style:map style:condition="cell-content()=0" style:apply-style-name="Bad" style:base-cell-address="'NGINX Results'.W3"/>
    </style:style>
    <style:style style:name="ce216" style:family="table-cell" style:parent-style-name="Default" style:data-style-name="N99">
      <style:map style:condition="cell-content()=0" style:apply-style-name="Bad" style:base-cell-address="'NGINX Results'.W4"/>
    </style:style>
    <style:style style:name="ce217" style:family="table-cell" style:parent-style-name="Default" style:data-style-name="N99">
      <style:map style:condition="cell-content()=0" style:apply-style-name="Bad" style:base-cell-address="'NGINX Results'.W5"/>
    </style:style>
    <style:style style:name="ce218" style:family="table-cell" style:parent-style-name="Default" style:data-style-name="N99">
      <style:map style:condition="cell-content()=0" style:apply-style-name="Bad" style:base-cell-address="'NGINX Results'.W6"/>
    </style:style>
    <style:style style:name="ce219" style:family="table-cell" style:parent-style-name="Default" style:data-style-name="N99">
      <style:map style:condition="cell-content()=0" style:apply-style-name="Bad" style:base-cell-address="'NGINX Results'.W7"/>
    </style:style>
    <style:style style:name="ce220" style:family="table-cell" style:parent-style-name="Default" style:data-style-name="N99">
      <style:map style:condition="cell-content()=0" style:apply-style-name="Bad" style:base-cell-address="'NGINX Results'.W8"/>
    </style:style>
    <style:style style:name="ce221" style:family="table-cell" style:parent-style-name="Default" style:data-style-name="N99">
      <style:map style:condition="cell-content()=0" style:apply-style-name="Bad" style:base-cell-address="'NGINX Results'.W9"/>
    </style:style>
    <style:style style:name="ce222" style:family="table-cell" style:parent-style-name="Default" style:data-style-name="N99">
      <style:map style:condition="cell-content()=0" style:apply-style-name="Bad" style:base-cell-address="'NGINX Results'.W10"/>
    </style:style>
    <style:style style:name="ce223" style:family="table-cell" style:parent-style-name="Default" style:data-style-name="N99">
      <style:map style:condition="cell-content()=0" style:apply-style-name="Bad" style:base-cell-address="'NGINX Results'.W11"/>
    </style:style>
    <style:style style:name="ce224" style:family="table-cell" style:parent-style-name="Default" style:data-style-name="N99">
      <style:map style:condition="cell-content()=0" style:apply-style-name="Bad" style:base-cell-address="'NGINX Results'.W12"/>
    </style:style>
    <style:style style:name="ce225" style:family="table-cell" style:parent-style-name="Default" style:data-style-name="N99">
      <style:map style:condition="cell-content()=0" style:apply-style-name="Bad" style:base-cell-address="'NGINX Results'.W13"/>
    </style:style>
    <style:style style:name="ce226" style:family="table-cell" style:parent-style-name="Default" style:data-style-name="N99">
      <style:map style:condition="cell-content()=0" style:apply-style-name="Bad" style:base-cell-address="'NGINX Results'.W14"/>
    </style:style>
    <style:style style:name="ce227" style:family="table-cell" style:parent-style-name="Default" style:data-style-name="N99">
      <style:map style:condition="cell-content()=0" style:apply-style-name="Bad" style:base-cell-address="'NGINX Results'.W15"/>
    </style:style>
    <style:style style:name="ce228" style:family="table-cell" style:parent-style-name="Default" style:data-style-name="N99">
      <style:map style:condition="cell-content()=0" style:apply-style-name="Bad" style:base-cell-address="'NGINX Results'.W16"/>
    </style:style>
    <style:style style:name="ce229" style:family="table-cell" style:parent-style-name="Default" style:data-style-name="N99">
      <style:map style:condition="cell-content()=0" style:apply-style-name="Bad" style:base-cell-address="'NGINX Results'.W17"/>
    </style:style>
    <style:style style:name="ce230" style:family="table-cell" style:parent-style-name="Default" style:data-style-name="N99">
      <style:map style:condition="cell-content()=0" style:apply-style-name="Bad" style:base-cell-address="'NGINX Results'.W18"/>
    </style:style>
    <style:style style:name="ce231" style:family="table-cell" style:parent-style-name="Default" style:data-style-name="N99">
      <style:map style:condition="cell-content()=0" style:apply-style-name="Bad" style:base-cell-address="'NGINX Results'.W19"/>
    </style:style>
    <style:style style:name="ce232" style:family="table-cell" style:parent-style-name="Default" style:data-style-name="N99">
      <style:map style:condition="cell-content()=0" style:apply-style-name="Bad" style:base-cell-address="'NGINX Results'.W20"/>
    </style:style>
    <style:style style:name="ce233" style:family="table-cell" style:parent-style-name="Default" style:data-style-name="N99">
      <style:map style:condition="cell-content()=0" style:apply-style-name="Bad" style:base-cell-address="'NGINX Results'.W21"/>
    </style:style>
    <style:style style:name="ce234" style:family="table-cell" style:parent-style-name="Default" style:data-style-name="N99">
      <style:map style:condition="cell-content()=0" style:apply-style-name="Bad" style:base-cell-address="'NGINX Results'.W22"/>
    </style:style>
    <style:style style:name="ce235" style:family="table-cell" style:parent-style-name="Default" style:data-style-name="N99">
      <style:map style:condition="cell-content()=0" style:apply-style-name="Bad" style:base-cell-address="'NGINX Results'.W23"/>
    </style:style>
    <style:style style:name="ce236" style:family="table-cell" style:parent-style-name="Default" style:data-style-name="N99">
      <style:map style:condition="cell-content()=0" style:apply-style-name="Bad" style:base-cell-address="'NGINX Results'.W24"/>
    </style:style>
    <style:style style:name="ce237" style:family="table-cell" style:parent-style-name="Default" style:data-style-name="N99">
      <style:map style:condition="cell-content()=0" style:apply-style-name="Bad" style:base-cell-address="'NGINX Results'.W25"/>
    </style:style>
    <style:style style:name="ce238" style:family="table-cell" style:parent-style-name="Default" style:data-style-name="N99">
      <style:map style:condition="cell-content()=0" style:apply-style-name="Bad" style:base-cell-address="'NGINX Results'.W26"/>
    </style:style>
    <style:style style:name="ce239" style:family="table-cell" style:parent-style-name="Default" style:data-style-name="N99">
      <style:map style:condition="cell-content()=0" style:apply-style-name="Bad" style:base-cell-address="'NGINX Results'.W27"/>
    </style:style>
    <style:style style:name="ce240" style:family="table-cell" style:parent-style-name="Default" style:data-style-name="N99">
      <style:map style:condition="cell-content()=0" style:apply-style-name="Bad" style:base-cell-address="'NGINX Results'.W28"/>
    </style:style>
    <style:style style:name="ce241" style:family="table-cell" style:parent-style-name="Default" style:data-style-name="N99">
      <style:map style:condition="cell-content()=0" style:apply-style-name="Bad" style:base-cell-address="'NGINX Results'.W29"/>
    </style:style>
    <style:style style:name="ce24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43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244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245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24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4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4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5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5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5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5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5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5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5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57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258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259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NGINX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Default Value</text:p>
          </table:table-cell>
          <table:table-cell table:style-name="ce17" office:value-type="string" calcext:value-type="string">
            <text:p>WATERS Setting</text:p>
          </table:table-cell>
          <table:table-cell table:style-name="ce17" office:value-type="string" calcext:value-type="string">
            <text:p>Kubernetes Setting</text:p>
          </table:table-cell>
          <table:table-cell table:style-name="ce17" office:value-type="string" calcext:value-type="string">
            <text:p>Jmeter Setting</text:p>
          </table:table-cell>
          <table:table-cell table:style-name="ce17" office:value-type="string" calcext:value-type="string">
            <text:p>Range to Test</text:p>
          </table:table-cell>
          <table:table-cell table:style-name="ce17" office:value-type="string" calcext:value-type="string">
            <text:p>Values to Test</text:p>
          </table:table-cell>
          <table:table-cell table:style-name="ce17" office:value-type="string" calcext:value-type="string">
            <text:p>Time (Minutes)</text:p>
          </table:table-cell>
          <table:table-cell table:style-name="ce17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25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office:value-type="string" calcext:value-type="string">
            <text:p>PRODUCT:</text:p>
          </table:table-cell>
          <table:table-cell table:style-name="ce29" table:formula="of:=PRODUCT([.G2:.G9])" office:value-type="float" office:value="1600" calcext:value-type="float">
            <text:p>1600</text:p>
          </table:table-cell>
          <table:table-cell table:style-name="ce29" table:formula="of:=20*[.G10]" office:value-type="float" office:value="32000" calcext:value-type="float">
            <text:p>32000</text:p>
          </table:table-cell>
          <table:table-cell table:style-name="ce27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28" office:value-type="string" calcext:value-type="string">
            <text:p>SUM:</text:p>
          </table:table-cell>
          <table:table-cell table:style-name="ce30" table:formula="of:=SUM([.G2:.G9])" office:value-type="float" office:value="28" calcext:value-type="float">
            <text:p>28</text:p>
          </table:table-cell>
          <table:table-cell table:style-name="ce30" table:formula="of:=20*[.G11]" office:value-type="float" office:value="560" calcext:value-type="float">
            <text:p>560</text:p>
          </table:table-cell>
          <table:table-cell table:style-name="ce28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3"/>
        <table:table-column table:style-name="co20" table:default-cell-style-name="Default"/>
        <table:table-column table:style-name="co21" table:default-cell-style-name="Default"/>
        <table:table-column table:style-name="co22" table:default-cell-style-name="ce37"/>
        <table:table-column table:style-name="co23" table:default-cell-style-name="Default"/>
        <table:table-column table:style-name="co24" table:default-cell-style-name="ce37"/>
        <table:table-column table:style-name="co23" table:default-cell-style-name="Default"/>
        <table:table-column table:style-name="co24" table:default-cell-style-name="ce37"/>
        <table:table-column table:style-name="co23" table:default-cell-style-name="Default"/>
        <table:table-column table:style-name="co24" table:default-cell-style-name="ce37"/>
        <table:table-column table:style-name="co23" table:default-cell-style-name="Default"/>
        <table:table-column table:style-name="co24" table:default-cell-style-name="ce37"/>
        <table:table-column table:style-name="co23" table:default-cell-style-name="Default"/>
        <table:table-column table:style-name="co24" table:default-cell-style-name="ce37"/>
        <table:table-column table:style-name="co23" table:default-cell-style-name="Default"/>
        <table:table-row table:style-name="ro1"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Samples/Sec.</text:p>
          </table:table-cell>
          <table:table-cell table:style-name="ce17" office:value-type="string" calcext:value-type="string">
            <text:p>Min Pods</text:p>
          </table:table-cell>
          <table:table-cell table:style-name="ce17" office:value-type="string" calcext:value-type="string">
            <text:p>Max Pods</text:p>
          </table:table-cell>
          <table:table-cell table:style-name="ce17" office:value-type="string" calcext:value-type="string">
            <text:p>Initial Pods</text:p>
          </table:table-cell>
          <table:table-cell table:style-name="ce17" office:value-type="string" calcext:value-type="string">
            <text:p>Scale CPU</text:p>
          </table:table-cell>
          <table:table-cell table:style-name="ce17" office:value-type="string" calcext:value-type="string">
            <text:p>Proportion of Trials Meeting SLA</text:p>
          </table:table-cell>
          <table:table-cell table:style-name="ce17" office:value-type="string" calcext:value-type="string">
            <text:p>Meets SLA?</text:p>
          </table:table-cell>
          <table:table-cell table:style-name="ce17" office:value-type="string" calcext:value-type="string">
            <text:p>WATERS Prediction</text:p>
          </table:table-cell>
          <table:table-cell table:style-name="ce17" office:value-type="string" calcext:value-type="string">
            <text:p>WATERS Accurate</text:p>
          </table:table-cell>
          <table:table-cell table:style-name="ce17" office:value-type="string" calcext:value-type="string">
            <text:p>Verification Time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Accurate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Accurate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Accurate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Accurate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Accurate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Accurate</text:p>
          </table:table-cell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I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true</text:p>
          </table:table-cell>
          <table:table-cell table:style-name="ce74" table:formula="of:=[.$H2]=INT([.L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2" table:formula="of:=[.$H2]=INT([.N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0" table:formula="of:=[.$H2]=INT([.P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8" table:formula="of:=[.$H2]=INT([.R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6" table:formula="of:=[.$H2]=INT([.T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4" table:formula="of:=[.$H2]=INT([.V2])" office:value-type="boolean" office:boolean-value="true" calcext:value-type="boolean">
            <text:p>TRUE</text:p>
          </table:table-cell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I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true</text:p>
          </table:table-cell>
          <table:table-cell table:style-name="ce75" table:formula="of:=[.$H3]=INT([.L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3" table:formula="of:=[.$H3]=INT([.N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1" table:formula="of:=[.$H3]=INT([.P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59" table:formula="of:=[.$H3]=INT([.R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87" table:formula="of:=[.$H3]=INT([.T3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5" table:formula="of:=[.$H3]=INT([.V3])" office:value-type="boolean" office:boolean-value="true" calcext:value-type="boolean">
            <text:p>TRUE</text:p>
          </table:table-cell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36"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I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true</text:p>
          </table:table-cell>
          <table:table-cell table:style-name="ce76" table:formula="of:=[.$H4]=INT([.L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04" table:formula="of:=[.$H4]=INT([.N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32" table:formula="of:=[.$H4]=INT([.P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60" table:formula="of:=[.$H4]=INT([.R4])" office:value-type="boolean" office:boolean-value="false" calcext:value-type="boolean">
            <text:p>FALSE</text:p>
          </table:table-cell>
          <table:table-cell office:value-type="string" calcext:value-type="string">
            <text:p>true</text:p>
          </table:table-cell>
          <table:table-cell table:style-name="ce188" table:formula="of:=[.$H4]=INT([.T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6" table:formula="of:=[.$H4]=INT([.V4])" office:value-type="boolean" office:boolean-value="true" calcext:value-type="boolean">
            <text:p>TRUE</text:p>
          </table:table-cell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36"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I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true</text:p>
          </table:table-cell>
          <table:table-cell table:style-name="ce77" table:formula="of:=[.$H5]=INT([.L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5" table:formula="of:=[.$H5]=INT([.N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3" table:formula="of:=[.$H5]=INT([.P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1" table:formula="of:=[.$H5]=INT([.R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9" table:formula="of:=[.$H5]=INT([.T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7" table:formula="of:=[.$H5]=INT([.V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39" table:formula="of:=[.$H6]=INT([.I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true</text:p>
          </table:table-cell>
          <table:table-cell table:style-name="ce78" table:formula="of:=[.$H6]=INT([.L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6" table:formula="of:=[.$H6]=INT([.N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4" table:formula="of:=[.$H6]=INT([.P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2" table:formula="of:=[.$H6]=INT([.R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0" table:formula="of:=[.$H6]=INT([.T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8" table:formula="of:=[.$H6]=INT([.V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0" table:formula="of:=[.$H7]=INT([.I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true</text:p>
          </table:table-cell>
          <table:table-cell table:style-name="ce79" table:formula="of:=[.$H7]=INT([.L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7" table:formula="of:=[.$H7]=INT([.N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5" table:formula="of:=[.$H7]=INT([.P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3" table:formula="of:=[.$H7]=INT([.R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1" table:formula="of:=[.$H7]=INT([.T7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19" table:formula="of:=[.$H7]=INT([.V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1" table:formula="of:=[.$H8]=INT([.I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true</text:p>
          </table:table-cell>
          <table:table-cell table:style-name="ce80" table:formula="of:=[.$H8]=INT([.L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08" table:formula="of:=[.$H8]=INT([.N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6" table:formula="of:=[.$H8]=INT([.P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4" table:formula="of:=[.$H8]=INT([.R8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2" table:formula="of:=[.$H8]=INT([.T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0" table:formula="of:=[.$H8]=INT([.V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36"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42" table:formula="of:=[.$H9]=INT([.I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office:value-type="string" calcext:value-type="string">
            <text:p>true</text:p>
          </table:table-cell>
          <table:table-cell table:style-name="ce81" table:formula="of:=[.$H9]=INT([.L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09" table:formula="of:=[.$H9]=INT([.N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37" table:formula="of:=[.$H9]=INT([.P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65" table:formula="of:=[.$H9]=INT([.R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93" table:formula="of:=[.$H9]=INT([.T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1" table:formula="of:=[.$H9]=INT([.V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3" table:formula="of:=[.$H10]=INT([.I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true</text:p>
          </table:table-cell>
          <table:table-cell table:style-name="ce82" table:formula="of:=[.$H10]=INT([.L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0" table:formula="of:=[.$H10]=INT([.N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8" table:formula="of:=[.$H10]=INT([.P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6" table:formula="of:=[.$H10]=INT([.R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4" table:formula="of:=[.$H10]=INT([.T10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2" table:formula="of:=[.$H10]=INT([.V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4" table:formula="of:=[.$H11]=INT([.I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true</text:p>
          </table:table-cell>
          <table:table-cell table:style-name="ce83" table:formula="of:=[.$H11]=INT([.L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1" table:formula="of:=[.$H11]=INT([.N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39" table:formula="of:=[.$H11]=INT([.P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7" table:formula="of:=[.$H11]=INT([.R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5" table:formula="of:=[.$H11]=INT([.T11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3" table:formula="of:=[.$H11]=INT([.V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5" table:formula="of:=[.$H12]=INT([.I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true</text:p>
          </table:table-cell>
          <table:table-cell table:style-name="ce84" table:formula="of:=[.$H12]=INT([.L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2" table:formula="of:=[.$H12]=INT([.N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0" table:formula="of:=[.$H12]=INT([.P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68" table:formula="of:=[.$H12]=INT([.R12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6" table:formula="of:=[.$H12]=INT([.T1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4" table:formula="of:=[.$H12]=INT([.V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6" table:formula="of:=[.$H13]=INT([.I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true</text:p>
          </table:table-cell>
          <table:table-cell table:style-name="ce85" table:formula="of:=[.$H13]=INT([.L1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3" table:formula="of:=[.$H13]=INT([.N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1" table:formula="of:=[.$H13]=INT([.P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69" table:formula="of:=[.$H13]=INT([.R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97" table:formula="of:=[.$H13]=INT([.T1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5" table:formula="of:=[.$H13]=INT([.V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7" table:formula="of:=[.$H14]=INT([.I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true</text:p>
          </table:table-cell>
          <table:table-cell table:style-name="ce86" table:formula="of:=[.$H14]=INT([.L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4" table:formula="of:=[.$H14]=INT([.N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2" table:formula="of:=[.$H14]=INT([.P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0" table:formula="of:=[.$H14]=INT([.R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8" table:formula="of:=[.$H14]=INT([.T14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6" table:formula="of:=[.$H14]=INT([.V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48" table:formula="of:=[.$H15]=INT([.I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office:value-type="string" calcext:value-type="string">
            <text:p>true</text:p>
          </table:table-cell>
          <table:table-cell table:style-name="ce87" table:formula="of:=[.$H15]=INT([.L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5" table:formula="of:=[.$H15]=INT([.N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3" table:formula="of:=[.$H15]=INT([.P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1" table:formula="of:=[.$H15]=INT([.R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99" table:formula="of:=[.$H15]=INT([.T15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27" table:formula="of:=[.$H15]=INT([.V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1" table:formula="of:=[.$H16]=INT([.I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true</text:p>
          </table:table-cell>
          <table:table-cell table:style-name="ce88" table:formula="of:=[.$H16]=INT([.L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16" table:formula="of:=[.$H16]=INT([.N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44" table:formula="of:=[.$H16]=INT([.P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172" table:formula="of:=[.$H16]=INT([.R16])" office:value-type="boolean" office:boolean-value="true" calcext:value-type="boolean">
            <text:p>TRUE</text:p>
          </table:table-cell>
          <table:table-cell office:value-type="string" calcext:value-type="string">
            <text:p>true</text:p>
          </table:table-cell>
          <table:table-cell table:style-name="ce200" table:formula="of:=[.$H16]=INT([.T1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28" table:formula="of:=[.$H16]=INT([.V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2" table:formula="of:=[.$H17]=INT([.I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office:value-type="string" calcext:value-type="string">
            <text:p>true</text:p>
          </table:table-cell>
          <table:table-cell table:style-name="ce89" table:formula="of:=[.$H17]=INT([.L1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7" table:formula="of:=[.$H17]=INT([.N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5" table:formula="of:=[.$H17]=INT([.P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3" table:formula="of:=[.$H17]=INT([.R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1" table:formula="of:=[.$H17]=INT([.T1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29" table:formula="of:=[.$H17]=INT([.V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36"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3" table:formula="of:=[.$H18]=INT([.I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office:value-type="string" calcext:value-type="string">
            <text:p>true</text:p>
          </table:table-cell>
          <table:table-cell table:style-name="ce90" table:formula="of:=[.$H18]=INT([.L1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18" table:formula="of:=[.$H18]=INT([.N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6" table:formula="of:=[.$H18]=INT([.P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4" table:formula="of:=[.$H18]=INT([.R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2" table:formula="of:=[.$H18]=INT([.T1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0" table:formula="of:=[.$H18]=INT([.V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4" table:formula="of:=[.$H19]=INT([.I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true</text:p>
          </table:table-cell>
          <table:table-cell table:style-name="ce91" table:formula="of:=[.$H19]=INT([.L1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19" table:formula="of:=[.$H19]=INT([.N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7" table:formula="of:=[.$H19]=INT([.P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5" table:formula="of:=[.$H19]=INT([.R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3" table:formula="of:=[.$H19]=INT([.T1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1" table:formula="of:=[.$H19]=INT([.V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5" table:formula="of:=[.$H20]=INT([.I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office:value-type="string" calcext:value-type="string">
            <text:p>true</text:p>
          </table:table-cell>
          <table:table-cell table:style-name="ce92" table:formula="of:=[.$H20]=INT([.L20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0" table:formula="of:=[.$H20]=INT([.N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48" table:formula="of:=[.$H20]=INT([.P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6" table:formula="of:=[.$H20]=INT([.R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4" table:formula="of:=[.$H20]=INT([.T20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2" table:formula="of:=[.$H20]=INT([.V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36"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56" table:formula="of:=[.$H21]=INT([.I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true</text:p>
          </table:table-cell>
          <table:table-cell table:style-name="ce93" table:formula="of:=[.$H21]=INT([.L21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1" table:formula="of:=[.$H21]=INT([.N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49" table:formula="of:=[.$H21]=INT([.P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77" table:formula="of:=[.$H21]=INT([.R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5" table:formula="of:=[.$H21]=INT([.T21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3" table:formula="of:=[.$H21]=INT([.V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58" table:formula="of:=[.$H22]=INT([.I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4" table:formula="of:=[.$H22]=INT([.L22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2" table:formula="of:=[.$H22]=INT([.N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0" table:formula="of:=[.$H22]=INT([.P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8" table:formula="of:=[.$H22]=INT([.R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6" table:formula="of:=[.$H22]=INT([.T22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4" table:formula="of:=[.$H22]=INT([.V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5" table:formula="of:=[.$H23]=INT([.I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5" table:formula="of:=[.$H23]=INT([.L23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3" table:formula="of:=[.$H23]=INT([.N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1" table:formula="of:=[.$H23]=INT([.P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79" table:formula="of:=[.$H23]=INT([.R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7" table:formula="of:=[.$H23]=INT([.T23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5" table:formula="of:=[.$H23]=INT([.V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36"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6" table:formula="of:=[.$H24]=INT([.I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office:value-type="string" calcext:value-type="string">
            <text:p>true</text:p>
          </table:table-cell>
          <table:table-cell table:style-name="ce96" table:formula="of:=[.$H24]=INT([.L24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4" table:formula="of:=[.$H24]=INT([.N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2" table:formula="of:=[.$H24]=INT([.P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0" table:formula="of:=[.$H24]=INT([.R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08" table:formula="of:=[.$H24]=INT([.T24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6" table:formula="of:=[.$H24]=INT([.V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7" table:formula="of:=[.$H25]=INT([.I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office:value-type="string" calcext:value-type="string">
            <text:p>true</text:p>
          </table:table-cell>
          <table:table-cell table:style-name="ce97" table:formula="of:=[.$H25]=INT([.L25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5" table:formula="of:=[.$H25]=INT([.N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3" table:formula="of:=[.$H25]=INT([.P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1" table:formula="of:=[.$H25]=INT([.R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09" table:formula="of:=[.$H25]=INT([.T25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7" table:formula="of:=[.$H25]=INT([.V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68" table:formula="of:=[.$H26]=INT([.I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office:value-type="string" calcext:value-type="string">
            <text:p>true</text:p>
          </table:table-cell>
          <table:table-cell table:style-name="ce98" table:formula="of:=[.$H26]=INT([.L26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6" table:formula="of:=[.$H26]=INT([.N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4" table:formula="of:=[.$H26]=INT([.P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2" table:formula="of:=[.$H26]=INT([.R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0" table:formula="of:=[.$H26]=INT([.T26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38" table:formula="of:=[.$H26]=INT([.V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36"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69" table:formula="of:=[.$H27]=INT([.I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office:value-type="string" calcext:value-type="string">
            <text:p>true</text:p>
          </table:table-cell>
          <table:table-cell table:style-name="ce99" table:formula="of:=[.$H27]=INT([.L27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27" table:formula="of:=[.$H27]=INT([.N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55" table:formula="of:=[.$H27]=INT([.P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83" table:formula="of:=[.$H27]=INT([.R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11" table:formula="of:=[.$H27]=INT([.T27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239" table:formula="of:=[.$H27]=INT([.V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0" table:formula="of:=[.$H28]=INT([.I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true</text:p>
          </table:table-cell>
          <table:table-cell table:style-name="ce100" table:formula="of:=[.$H28]=INT([.L28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8" table:formula="of:=[.$H28]=INT([.N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6" table:formula="of:=[.$H28]=INT([.P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4" table:formula="of:=[.$H28]=INT([.R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2" table:formula="of:=[.$H28]=INT([.T28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0" table:formula="of:=[.$H28]=INT([.V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style-name="ce71" table:formula="of:=[.$H29]=INT([.I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office:value-type="string" calcext:value-type="string">
            <text:p>true</text:p>
          </table:table-cell>
          <table:table-cell table:style-name="ce101" table:formula="of:=[.$H29]=INT([.L29])" office:value-type="boolean" office:boolean-value="true" calcext:value-type="boolean">
            <text:p>TRUE</text:p>
          </table:table-cell>
          <table:table-cell office:value-type="string" calcext:value-type="string">
            <text:p>false</text:p>
          </table:table-cell>
          <table:table-cell table:style-name="ce129" table:formula="of:=[.$H29]=INT([.N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57" table:formula="of:=[.$H29]=INT([.P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185" table:formula="of:=[.$H29]=INT([.R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13" table:formula="of:=[.$H29]=INT([.T29])" office:value-type="boolean" office:boolean-value="false" calcext:value-type="boolean">
            <text:p>FALSE</text:p>
          </table:table-cell>
          <table:table-cell office:value-type="string" calcext:value-type="string">
            <text:p>false</text:p>
          </table:table-cell>
          <table:table-cell table:style-name="ce241" table:formula="of:=[.$H29]=INT([.V29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5" table:formula="of:=AVERAGE([.J2:.J29])" office:value-type="float" office:value="0.75" calcext:value-type="float">
            <text:p>0.75</text:p>
          </table:table-cell>
          <table:table-cell/>
          <table:table-cell table:style-name="Default"/>
          <table:table-cell table:style-name="ce15" table:formula="of:=AVERAGE([.M2:.M29])" office:value-type="float" office:value="0.75" calcext:value-type="float">
            <text:p>0.75</text:p>
          </table:table-cell>
          <table:table-cell table:style-name="Default"/>
          <table:table-cell table:style-name="ce15" table:formula="of:=AVERAGE([.O2:.O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Q2:.Q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S2:.S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U2:.U29])" office:value-type="float" office:value="0.607142857142857" calcext:value-type="float">
            <text:p>0.61</text:p>
          </table:table-cell>
          <table:table-cell table:style-name="Default"/>
          <table:table-cell table:style-name="ce15" table:formula="of:=AVERAGE([.W2:.W29])" office:value-type="float" office:value="0.535714285714286" calcext:value-type="float">
            <text:p>0.54</text:p>
          </table:table-cell>
        </table:table-row>
        <table:table-row table:style-name="ro1" table:number-rows-repeated="1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calcext:conditional-formats>
          <calcext:conditional-format calcext:target-range-address="'NGINX Results'.M2:'NGINX Results'.M2">
            <calcext:condition calcext:apply-style-name="Bad" calcext:value="=0" calcext:base-cell-address="'NGINX Results'.M2"/>
          </calcext:conditional-format>
          <calcext:conditional-format calcext:target-range-address="'NGINX Results'.M3:'NGINX Results'.M3">
            <calcext:condition calcext:apply-style-name="Bad" calcext:value="=0" calcext:base-cell-address="'NGINX Results'.M3"/>
          </calcext:conditional-format>
          <calcext:conditional-format calcext:target-range-address="'NGINX Results'.M4:'NGINX Results'.M4">
            <calcext:condition calcext:apply-style-name="Bad" calcext:value="=0" calcext:base-cell-address="'NGINX Results'.M4"/>
          </calcext:conditional-format>
          <calcext:conditional-format calcext:target-range-address="'NGINX Results'.M5:'NGINX Results'.M5">
            <calcext:condition calcext:apply-style-name="Bad" calcext:value="=0" calcext:base-cell-address="'NGINX Results'.M5"/>
          </calcext:conditional-format>
          <calcext:conditional-format calcext:target-range-address="'NGINX Results'.M6:'NGINX Results'.M6">
            <calcext:condition calcext:apply-style-name="Bad" calcext:value="=0" calcext:base-cell-address="'NGINX Results'.M6"/>
          </calcext:conditional-format>
          <calcext:conditional-format calcext:target-range-address="'NGINX Results'.M7:'NGINX Results'.M7">
            <calcext:condition calcext:apply-style-name="Bad" calcext:value="=0" calcext:base-cell-address="'NGINX Results'.M7"/>
          </calcext:conditional-format>
          <calcext:conditional-format calcext:target-range-address="'NGINX Results'.M8:'NGINX Results'.M8">
            <calcext:condition calcext:apply-style-name="Bad" calcext:value="=0" calcext:base-cell-address="'NGINX Results'.M8"/>
          </calcext:conditional-format>
          <calcext:conditional-format calcext:target-range-address="'NGINX Results'.M9:'NGINX Results'.M9">
            <calcext:condition calcext:apply-style-name="Bad" calcext:value="=0" calcext:base-cell-address="'NGINX Results'.M9"/>
          </calcext:conditional-format>
          <calcext:conditional-format calcext:target-range-address="'NGINX Results'.M10:'NGINX Results'.M10">
            <calcext:condition calcext:apply-style-name="Bad" calcext:value="=0" calcext:base-cell-address="'NGINX Results'.M10"/>
          </calcext:conditional-format>
          <calcext:conditional-format calcext:target-range-address="'NGINX Results'.M11:'NGINX Results'.M11">
            <calcext:condition calcext:apply-style-name="Bad" calcext:value="=0" calcext:base-cell-address="'NGINX Results'.M11"/>
          </calcext:conditional-format>
          <calcext:conditional-format calcext:target-range-address="'NGINX Results'.M12:'NGINX Results'.M12">
            <calcext:condition calcext:apply-style-name="Bad" calcext:value="=0" calcext:base-cell-address="'NGINX Results'.M12"/>
          </calcext:conditional-format>
          <calcext:conditional-format calcext:target-range-address="'NGINX Results'.M13:'NGINX Results'.M13">
            <calcext:condition calcext:apply-style-name="Bad" calcext:value="=0" calcext:base-cell-address="'NGINX Results'.M13"/>
          </calcext:conditional-format>
          <calcext:conditional-format calcext:target-range-address="'NGINX Results'.M14:'NGINX Results'.M14">
            <calcext:condition calcext:apply-style-name="Bad" calcext:value="=0" calcext:base-cell-address="'NGINX Results'.M14"/>
          </calcext:conditional-format>
          <calcext:conditional-format calcext:target-range-address="'NGINX Results'.M15:'NGINX Results'.M15">
            <calcext:condition calcext:apply-style-name="Bad" calcext:value="=0" calcext:base-cell-address="'NGINX Results'.M15"/>
          </calcext:conditional-format>
          <calcext:conditional-format calcext:target-range-address="'NGINX Results'.M16:'NGINX Results'.M16">
            <calcext:condition calcext:apply-style-name="Bad" calcext:value="=0" calcext:base-cell-address="'NGINX Results'.M16"/>
          </calcext:conditional-format>
          <calcext:conditional-format calcext:target-range-address="'NGINX Results'.M17:'NGINX Results'.M17">
            <calcext:condition calcext:apply-style-name="Bad" calcext:value="=0" calcext:base-cell-address="'NGINX Results'.M17"/>
          </calcext:conditional-format>
          <calcext:conditional-format calcext:target-range-address="'NGINX Results'.M18:'NGINX Results'.M18">
            <calcext:condition calcext:apply-style-name="Bad" calcext:value="=0" calcext:base-cell-address="'NGINX Results'.M18"/>
          </calcext:conditional-format>
          <calcext:conditional-format calcext:target-range-address="'NGINX Results'.M19:'NGINX Results'.M19">
            <calcext:condition calcext:apply-style-name="Bad" calcext:value="=0" calcext:base-cell-address="'NGINX Results'.M19"/>
          </calcext:conditional-format>
          <calcext:conditional-format calcext:target-range-address="'NGINX Results'.M20:'NGINX Results'.M20">
            <calcext:condition calcext:apply-style-name="Bad" calcext:value="=0" calcext:base-cell-address="'NGINX Results'.M20"/>
          </calcext:conditional-format>
          <calcext:conditional-format calcext:target-range-address="'NGINX Results'.M21:'NGINX Results'.M21">
            <calcext:condition calcext:apply-style-name="Bad" calcext:value="=0" calcext:base-cell-address="'NGINX Results'.M21"/>
          </calcext:conditional-format>
          <calcext:conditional-format calcext:target-range-address="'NGINX Results'.M22:'NGINX Results'.M22">
            <calcext:condition calcext:apply-style-name="Bad" calcext:value="=0" calcext:base-cell-address="'NGINX Results'.M22"/>
          </calcext:conditional-format>
          <calcext:conditional-format calcext:target-range-address="'NGINX Results'.M23:'NGINX Results'.M23">
            <calcext:condition calcext:apply-style-name="Bad" calcext:value="=0" calcext:base-cell-address="'NGINX Results'.M23"/>
          </calcext:conditional-format>
          <calcext:conditional-format calcext:target-range-address="'NGINX Results'.M24:'NGINX Results'.M24">
            <calcext:condition calcext:apply-style-name="Bad" calcext:value="=0" calcext:base-cell-address="'NGINX Results'.M24"/>
          </calcext:conditional-format>
          <calcext:conditional-format calcext:target-range-address="'NGINX Results'.M25:'NGINX Results'.M25">
            <calcext:condition calcext:apply-style-name="Bad" calcext:value="=0" calcext:base-cell-address="'NGINX Results'.M25"/>
          </calcext:conditional-format>
          <calcext:conditional-format calcext:target-range-address="'NGINX Results'.M26:'NGINX Results'.M26">
            <calcext:condition calcext:apply-style-name="Bad" calcext:value="=0" calcext:base-cell-address="'NGINX Results'.M26"/>
          </calcext:conditional-format>
          <calcext:conditional-format calcext:target-range-address="'NGINX Results'.M27:'NGINX Results'.M27">
            <calcext:condition calcext:apply-style-name="Bad" calcext:value="=0" calcext:base-cell-address="'NGINX Results'.M27"/>
          </calcext:conditional-format>
          <calcext:conditional-format calcext:target-range-address="'NGINX Results'.M28:'NGINX Results'.M28">
            <calcext:condition calcext:apply-style-name="Bad" calcext:value="=0" calcext:base-cell-address="'NGINX Results'.M28"/>
          </calcext:conditional-format>
          <calcext:conditional-format calcext:target-range-address="'NGINX Results'.M29:'NGINX Results'.M29">
            <calcext:condition calcext:apply-style-name="Bad" calcext:value="=0" calcext:base-cell-address="'NGINX Results'.M29"/>
          </calcext:conditional-format>
          <calcext:conditional-format calcext:target-range-address="'NGINX Results'.O2:'NGINX Results'.O2">
            <calcext:condition calcext:apply-style-name="Bad" calcext:value="=0" calcext:base-cell-address="'NGINX Results'.O2"/>
          </calcext:conditional-format>
          <calcext:conditional-format calcext:target-range-address="'NGINX Results'.O3:'NGINX Results'.O3">
            <calcext:condition calcext:apply-style-name="Bad" calcext:value="=0" calcext:base-cell-address="'NGINX Results'.O3"/>
          </calcext:conditional-format>
          <calcext:conditional-format calcext:target-range-address="'NGINX Results'.O4:'NGINX Results'.O4">
            <calcext:condition calcext:apply-style-name="Bad" calcext:value="=0" calcext:base-cell-address="'NGINX Results'.O4"/>
          </calcext:conditional-format>
          <calcext:conditional-format calcext:target-range-address="'NGINX Results'.O5:'NGINX Results'.O5">
            <calcext:condition calcext:apply-style-name="Bad" calcext:value="=0" calcext:base-cell-address="'NGINX Results'.O5"/>
          </calcext:conditional-format>
          <calcext:conditional-format calcext:target-range-address="'NGINX Results'.O6:'NGINX Results'.O6">
            <calcext:condition calcext:apply-style-name="Bad" calcext:value="=0" calcext:base-cell-address="'NGINX Results'.O6"/>
          </calcext:conditional-format>
          <calcext:conditional-format calcext:target-range-address="'NGINX Results'.O7:'NGINX Results'.O7">
            <calcext:condition calcext:apply-style-name="Bad" calcext:value="=0" calcext:base-cell-address="'NGINX Results'.O7"/>
          </calcext:conditional-format>
          <calcext:conditional-format calcext:target-range-address="'NGINX Results'.O8:'NGINX Results'.O8">
            <calcext:condition calcext:apply-style-name="Bad" calcext:value="=0" calcext:base-cell-address="'NGINX Results'.O8"/>
          </calcext:conditional-format>
          <calcext:conditional-format calcext:target-range-address="'NGINX Results'.O9:'NGINX Results'.O9">
            <calcext:condition calcext:apply-style-name="Bad" calcext:value="=0" calcext:base-cell-address="'NGINX Results'.O9"/>
          </calcext:conditional-format>
          <calcext:conditional-format calcext:target-range-address="'NGINX Results'.O10:'NGINX Results'.O10">
            <calcext:condition calcext:apply-style-name="Bad" calcext:value="=0" calcext:base-cell-address="'NGINX Results'.O10"/>
          </calcext:conditional-format>
          <calcext:conditional-format calcext:target-range-address="'NGINX Results'.O11:'NGINX Results'.O11">
            <calcext:condition calcext:apply-style-name="Bad" calcext:value="=0" calcext:base-cell-address="'NGINX Results'.O11"/>
          </calcext:conditional-format>
          <calcext:conditional-format calcext:target-range-address="'NGINX Results'.O12:'NGINX Results'.O12">
            <calcext:condition calcext:apply-style-name="Bad" calcext:value="=0" calcext:base-cell-address="'NGINX Results'.O12"/>
          </calcext:conditional-format>
          <calcext:conditional-format calcext:target-range-address="'NGINX Results'.O13:'NGINX Results'.O13">
            <calcext:condition calcext:apply-style-name="Bad" calcext:value="=0" calcext:base-cell-address="'NGINX Results'.O13"/>
          </calcext:conditional-format>
          <calcext:conditional-format calcext:target-range-address="'NGINX Results'.O14:'NGINX Results'.O14">
            <calcext:condition calcext:apply-style-name="Bad" calcext:value="=0" calcext:base-cell-address="'NGINX Results'.O14"/>
          </calcext:conditional-format>
          <calcext:conditional-format calcext:target-range-address="'NGINX Results'.O15:'NGINX Results'.O15">
            <calcext:condition calcext:apply-style-name="Bad" calcext:value="=0" calcext:base-cell-address="'NGINX Results'.O15"/>
          </calcext:conditional-format>
          <calcext:conditional-format calcext:target-range-address="'NGINX Results'.O16:'NGINX Results'.O16">
            <calcext:condition calcext:apply-style-name="Bad" calcext:value="=0" calcext:base-cell-address="'NGINX Results'.O16"/>
          </calcext:conditional-format>
          <calcext:conditional-format calcext:target-range-address="'NGINX Results'.O17:'NGINX Results'.O17">
            <calcext:condition calcext:apply-style-name="Bad" calcext:value="=0" calcext:base-cell-address="'NGINX Results'.O17"/>
          </calcext:conditional-format>
          <calcext:conditional-format calcext:target-range-address="'NGINX Results'.O18:'NGINX Results'.O18">
            <calcext:condition calcext:apply-style-name="Bad" calcext:value="=0" calcext:base-cell-address="'NGINX Results'.O18"/>
          </calcext:conditional-format>
          <calcext:conditional-format calcext:target-range-address="'NGINX Results'.O19:'NGINX Results'.O19">
            <calcext:condition calcext:apply-style-name="Bad" calcext:value="=0" calcext:base-cell-address="'NGINX Results'.O19"/>
          </calcext:conditional-format>
          <calcext:conditional-format calcext:target-range-address="'NGINX Results'.O20:'NGINX Results'.O20">
            <calcext:condition calcext:apply-style-name="Bad" calcext:value="=0" calcext:base-cell-address="'NGINX Results'.O20"/>
          </calcext:conditional-format>
          <calcext:conditional-format calcext:target-range-address="'NGINX Results'.O21:'NGINX Results'.O21">
            <calcext:condition calcext:apply-style-name="Bad" calcext:value="=0" calcext:base-cell-address="'NGINX Results'.O21"/>
          </calcext:conditional-format>
          <calcext:conditional-format calcext:target-range-address="'NGINX Results'.O22:'NGINX Results'.O22">
            <calcext:condition calcext:apply-style-name="Bad" calcext:value="=0" calcext:base-cell-address="'NGINX Results'.O22"/>
          </calcext:conditional-format>
          <calcext:conditional-format calcext:target-range-address="'NGINX Results'.O23:'NGINX Results'.O23">
            <calcext:condition calcext:apply-style-name="Bad" calcext:value="=0" calcext:base-cell-address="'NGINX Results'.O23"/>
          </calcext:conditional-format>
          <calcext:conditional-format calcext:target-range-address="'NGINX Results'.O24:'NGINX Results'.O24">
            <calcext:condition calcext:apply-style-name="Bad" calcext:value="=0" calcext:base-cell-address="'NGINX Results'.O24"/>
          </calcext:conditional-format>
          <calcext:conditional-format calcext:target-range-address="'NGINX Results'.O25:'NGINX Results'.O25">
            <calcext:condition calcext:apply-style-name="Bad" calcext:value="=0" calcext:base-cell-address="'NGINX Results'.O25"/>
          </calcext:conditional-format>
          <calcext:conditional-format calcext:target-range-address="'NGINX Results'.O26:'NGINX Results'.O26">
            <calcext:condition calcext:apply-style-name="Bad" calcext:value="=0" calcext:base-cell-address="'NGINX Results'.O26"/>
          </calcext:conditional-format>
          <calcext:conditional-format calcext:target-range-address="'NGINX Results'.O27:'NGINX Results'.O27">
            <calcext:condition calcext:apply-style-name="Bad" calcext:value="=0" calcext:base-cell-address="'NGINX Results'.O27"/>
          </calcext:conditional-format>
          <calcext:conditional-format calcext:target-range-address="'NGINX Results'.O28:'NGINX Results'.O28">
            <calcext:condition calcext:apply-style-name="Bad" calcext:value="=0" calcext:base-cell-address="'NGINX Results'.O28"/>
          </calcext:conditional-format>
          <calcext:conditional-format calcext:target-range-address="'NGINX Results'.O29:'NGINX Results'.O29">
            <calcext:condition calcext:apply-style-name="Bad" calcext:value="=0" calcext:base-cell-address="'NGINX Results'.O29"/>
          </calcext:conditional-format>
          <calcext:conditional-format calcext:target-range-address="'NGINX Results'.S2:'NGINX Results'.S2">
            <calcext:condition calcext:apply-style-name="Bad" calcext:value="=0" calcext:base-cell-address="'NGINX Results'.S2"/>
          </calcext:conditional-format>
          <calcext:conditional-format calcext:target-range-address="'NGINX Results'.S3:'NGINX Results'.S3">
            <calcext:condition calcext:apply-style-name="Bad" calcext:value="=0" calcext:base-cell-address="'NGINX Results'.S3"/>
          </calcext:conditional-format>
          <calcext:conditional-format calcext:target-range-address="'NGINX Results'.S4:'NGINX Results'.S4">
            <calcext:condition calcext:apply-style-name="Bad" calcext:value="=0" calcext:base-cell-address="'NGINX Results'.S4"/>
          </calcext:conditional-format>
          <calcext:conditional-format calcext:target-range-address="'NGINX Results'.S5:'NGINX Results'.S5">
            <calcext:condition calcext:apply-style-name="Bad" calcext:value="=0" calcext:base-cell-address="'NGINX Results'.S5"/>
          </calcext:conditional-format>
          <calcext:conditional-format calcext:target-range-address="'NGINX Results'.S6:'NGINX Results'.S6">
            <calcext:condition calcext:apply-style-name="Bad" calcext:value="=0" calcext:base-cell-address="'NGINX Results'.S6"/>
          </calcext:conditional-format>
          <calcext:conditional-format calcext:target-range-address="'NGINX Results'.S7:'NGINX Results'.S7">
            <calcext:condition calcext:apply-style-name="Bad" calcext:value="=0" calcext:base-cell-address="'NGINX Results'.S7"/>
          </calcext:conditional-format>
          <calcext:conditional-format calcext:target-range-address="'NGINX Results'.S8:'NGINX Results'.S8">
            <calcext:condition calcext:apply-style-name="Bad" calcext:value="=0" calcext:base-cell-address="'NGINX Results'.S8"/>
          </calcext:conditional-format>
          <calcext:conditional-format calcext:target-range-address="'NGINX Results'.S9:'NGINX Results'.S9">
            <calcext:condition calcext:apply-style-name="Bad" calcext:value="=0" calcext:base-cell-address="'NGINX Results'.S9"/>
          </calcext:conditional-format>
          <calcext:conditional-format calcext:target-range-address="'NGINX Results'.S10:'NGINX Results'.S10">
            <calcext:condition calcext:apply-style-name="Bad" calcext:value="=0" calcext:base-cell-address="'NGINX Results'.S10"/>
          </calcext:conditional-format>
          <calcext:conditional-format calcext:target-range-address="'NGINX Results'.S11:'NGINX Results'.S11">
            <calcext:condition calcext:apply-style-name="Bad" calcext:value="=0" calcext:base-cell-address="'NGINX Results'.S11"/>
          </calcext:conditional-format>
          <calcext:conditional-format calcext:target-range-address="'NGINX Results'.S12:'NGINX Results'.S12">
            <calcext:condition calcext:apply-style-name="Bad" calcext:value="=0" calcext:base-cell-address="'NGINX Results'.S12"/>
          </calcext:conditional-format>
          <calcext:conditional-format calcext:target-range-address="'NGINX Results'.S13:'NGINX Results'.S13">
            <calcext:condition calcext:apply-style-name="Bad" calcext:value="=0" calcext:base-cell-address="'NGINX Results'.S13"/>
          </calcext:conditional-format>
          <calcext:conditional-format calcext:target-range-address="'NGINX Results'.S14:'NGINX Results'.S14">
            <calcext:condition calcext:apply-style-name="Bad" calcext:value="=0" calcext:base-cell-address="'NGINX Results'.S14"/>
          </calcext:conditional-format>
          <calcext:conditional-format calcext:target-range-address="'NGINX Results'.S15:'NGINX Results'.S15">
            <calcext:condition calcext:apply-style-name="Bad" calcext:value="=0" calcext:base-cell-address="'NGINX Results'.S15"/>
          </calcext:conditional-format>
          <calcext:conditional-format calcext:target-range-address="'NGINX Results'.S16:'NGINX Results'.S16">
            <calcext:condition calcext:apply-style-name="Bad" calcext:value="=0" calcext:base-cell-address="'NGINX Results'.S16"/>
          </calcext:conditional-format>
          <calcext:conditional-format calcext:target-range-address="'NGINX Results'.S17:'NGINX Results'.S17">
            <calcext:condition calcext:apply-style-name="Bad" calcext:value="=0" calcext:base-cell-address="'NGINX Results'.S17"/>
          </calcext:conditional-format>
          <calcext:conditional-format calcext:target-range-address="'NGINX Results'.S18:'NGINX Results'.S18">
            <calcext:condition calcext:apply-style-name="Bad" calcext:value="=0" calcext:base-cell-address="'NGINX Results'.S18"/>
          </calcext:conditional-format>
          <calcext:conditional-format calcext:target-range-address="'NGINX Results'.S19:'NGINX Results'.S19">
            <calcext:condition calcext:apply-style-name="Bad" calcext:value="=0" calcext:base-cell-address="'NGINX Results'.S19"/>
          </calcext:conditional-format>
          <calcext:conditional-format calcext:target-range-address="'NGINX Results'.S20:'NGINX Results'.S20">
            <calcext:condition calcext:apply-style-name="Bad" calcext:value="=0" calcext:base-cell-address="'NGINX Results'.S20"/>
          </calcext:conditional-format>
          <calcext:conditional-format calcext:target-range-address="'NGINX Results'.S21:'NGINX Results'.S21">
            <calcext:condition calcext:apply-style-name="Bad" calcext:value="=0" calcext:base-cell-address="'NGINX Results'.S21"/>
          </calcext:conditional-format>
          <calcext:conditional-format calcext:target-range-address="'NGINX Results'.S22:'NGINX Results'.S22">
            <calcext:condition calcext:apply-style-name="Bad" calcext:value="=0" calcext:base-cell-address="'NGINX Results'.S22"/>
          </calcext:conditional-format>
          <calcext:conditional-format calcext:target-range-address="'NGINX Results'.S23:'NGINX Results'.S23">
            <calcext:condition calcext:apply-style-name="Bad" calcext:value="=0" calcext:base-cell-address="'NGINX Results'.S23"/>
          </calcext:conditional-format>
          <calcext:conditional-format calcext:target-range-address="'NGINX Results'.S24:'NGINX Results'.S24">
            <calcext:condition calcext:apply-style-name="Bad" calcext:value="=0" calcext:base-cell-address="'NGINX Results'.S24"/>
          </calcext:conditional-format>
          <calcext:conditional-format calcext:target-range-address="'NGINX Results'.S25:'NGINX Results'.S25">
            <calcext:condition calcext:apply-style-name="Bad" calcext:value="=0" calcext:base-cell-address="'NGINX Results'.S25"/>
          </calcext:conditional-format>
          <calcext:conditional-format calcext:target-range-address="'NGINX Results'.S26:'NGINX Results'.S26">
            <calcext:condition calcext:apply-style-name="Bad" calcext:value="=0" calcext:base-cell-address="'NGINX Results'.S26"/>
          </calcext:conditional-format>
          <calcext:conditional-format calcext:target-range-address="'NGINX Results'.S27:'NGINX Results'.S27">
            <calcext:condition calcext:apply-style-name="Bad" calcext:value="=0" calcext:base-cell-address="'NGINX Results'.S27"/>
          </calcext:conditional-format>
          <calcext:conditional-format calcext:target-range-address="'NGINX Results'.S28:'NGINX Results'.S28">
            <calcext:condition calcext:apply-style-name="Bad" calcext:value="=0" calcext:base-cell-address="'NGINX Results'.S28"/>
          </calcext:conditional-format>
          <calcext:conditional-format calcext:target-range-address="'NGINX Results'.S29:'NGINX Results'.S29">
            <calcext:condition calcext:apply-style-name="Bad" calcext:value="=0" calcext:base-cell-address="'NGINX Results'.S29"/>
          </calcext:conditional-format>
          <calcext:conditional-format calcext:target-range-address="'NGINX Results'.U2:'NGINX Results'.U2">
            <calcext:condition calcext:apply-style-name="Bad" calcext:value="=0" calcext:base-cell-address="'NGINX Results'.U2"/>
          </calcext:conditional-format>
          <calcext:conditional-format calcext:target-range-address="'NGINX Results'.U3:'NGINX Results'.U3">
            <calcext:condition calcext:apply-style-name="Bad" calcext:value="=0" calcext:base-cell-address="'NGINX Results'.U3"/>
          </calcext:conditional-format>
          <calcext:conditional-format calcext:target-range-address="'NGINX Results'.U4:'NGINX Results'.U4">
            <calcext:condition calcext:apply-style-name="Bad" calcext:value="=0" calcext:base-cell-address="'NGINX Results'.U4"/>
          </calcext:conditional-format>
          <calcext:conditional-format calcext:target-range-address="'NGINX Results'.U5:'NGINX Results'.U5">
            <calcext:condition calcext:apply-style-name="Bad" calcext:value="=0" calcext:base-cell-address="'NGINX Results'.U5"/>
          </calcext:conditional-format>
          <calcext:conditional-format calcext:target-range-address="'NGINX Results'.U6:'NGINX Results'.U6">
            <calcext:condition calcext:apply-style-name="Bad" calcext:value="=0" calcext:base-cell-address="'NGINX Results'.U6"/>
          </calcext:conditional-format>
          <calcext:conditional-format calcext:target-range-address="'NGINX Results'.U7:'NGINX Results'.U7">
            <calcext:condition calcext:apply-style-name="Bad" calcext:value="=0" calcext:base-cell-address="'NGINX Results'.U7"/>
          </calcext:conditional-format>
          <calcext:conditional-format calcext:target-range-address="'NGINX Results'.U8:'NGINX Results'.U8">
            <calcext:condition calcext:apply-style-name="Bad" calcext:value="=0" calcext:base-cell-address="'NGINX Results'.U8"/>
          </calcext:conditional-format>
          <calcext:conditional-format calcext:target-range-address="'NGINX Results'.U9:'NGINX Results'.U9">
            <calcext:condition calcext:apply-style-name="Bad" calcext:value="=0" calcext:base-cell-address="'NGINX Results'.U9"/>
          </calcext:conditional-format>
          <calcext:conditional-format calcext:target-range-address="'NGINX Results'.U10:'NGINX Results'.U10">
            <calcext:condition calcext:apply-style-name="Bad" calcext:value="=0" calcext:base-cell-address="'NGINX Results'.U10"/>
          </calcext:conditional-format>
          <calcext:conditional-format calcext:target-range-address="'NGINX Results'.U11:'NGINX Results'.U11">
            <calcext:condition calcext:apply-style-name="Bad" calcext:value="=0" calcext:base-cell-address="'NGINX Results'.U11"/>
          </calcext:conditional-format>
          <calcext:conditional-format calcext:target-range-address="'NGINX Results'.U12:'NGINX Results'.U12">
            <calcext:condition calcext:apply-style-name="Bad" calcext:value="=0" calcext:base-cell-address="'NGINX Results'.U12"/>
          </calcext:conditional-format>
          <calcext:conditional-format calcext:target-range-address="'NGINX Results'.U13:'NGINX Results'.U13">
            <calcext:condition calcext:apply-style-name="Bad" calcext:value="=0" calcext:base-cell-address="'NGINX Results'.U13"/>
          </calcext:conditional-format>
          <calcext:conditional-format calcext:target-range-address="'NGINX Results'.U14:'NGINX Results'.U14">
            <calcext:condition calcext:apply-style-name="Bad" calcext:value="=0" calcext:base-cell-address="'NGINX Results'.U14"/>
          </calcext:conditional-format>
          <calcext:conditional-format calcext:target-range-address="'NGINX Results'.U15:'NGINX Results'.U15">
            <calcext:condition calcext:apply-style-name="Bad" calcext:value="=0" calcext:base-cell-address="'NGINX Results'.U15"/>
          </calcext:conditional-format>
          <calcext:conditional-format calcext:target-range-address="'NGINX Results'.U16:'NGINX Results'.U16">
            <calcext:condition calcext:apply-style-name="Bad" calcext:value="=0" calcext:base-cell-address="'NGINX Results'.U16"/>
          </calcext:conditional-format>
          <calcext:conditional-format calcext:target-range-address="'NGINX Results'.U17:'NGINX Results'.U17">
            <calcext:condition calcext:apply-style-name="Bad" calcext:value="=0" calcext:base-cell-address="'NGINX Results'.U17"/>
          </calcext:conditional-format>
          <calcext:conditional-format calcext:target-range-address="'NGINX Results'.U18:'NGINX Results'.U18">
            <calcext:condition calcext:apply-style-name="Bad" calcext:value="=0" calcext:base-cell-address="'NGINX Results'.U18"/>
          </calcext:conditional-format>
          <calcext:conditional-format calcext:target-range-address="'NGINX Results'.U19:'NGINX Results'.U19">
            <calcext:condition calcext:apply-style-name="Bad" calcext:value="=0" calcext:base-cell-address="'NGINX Results'.U19"/>
          </calcext:conditional-format>
          <calcext:conditional-format calcext:target-range-address="'NGINX Results'.U20:'NGINX Results'.U20">
            <calcext:condition calcext:apply-style-name="Bad" calcext:value="=0" calcext:base-cell-address="'NGINX Results'.U20"/>
          </calcext:conditional-format>
          <calcext:conditional-format calcext:target-range-address="'NGINX Results'.U21:'NGINX Results'.U21">
            <calcext:condition calcext:apply-style-name="Bad" calcext:value="=0" calcext:base-cell-address="'NGINX Results'.U21"/>
          </calcext:conditional-format>
          <calcext:conditional-format calcext:target-range-address="'NGINX Results'.U22:'NGINX Results'.U22">
            <calcext:condition calcext:apply-style-name="Bad" calcext:value="=0" calcext:base-cell-address="'NGINX Results'.U22"/>
          </calcext:conditional-format>
          <calcext:conditional-format calcext:target-range-address="'NGINX Results'.U23:'NGINX Results'.U23">
            <calcext:condition calcext:apply-style-name="Bad" calcext:value="=0" calcext:base-cell-address="'NGINX Results'.U23"/>
          </calcext:conditional-format>
          <calcext:conditional-format calcext:target-range-address="'NGINX Results'.U24:'NGINX Results'.U24">
            <calcext:condition calcext:apply-style-name="Bad" calcext:value="=0" calcext:base-cell-address="'NGINX Results'.U24"/>
          </calcext:conditional-format>
          <calcext:conditional-format calcext:target-range-address="'NGINX Results'.U25:'NGINX Results'.U25">
            <calcext:condition calcext:apply-style-name="Bad" calcext:value="=0" calcext:base-cell-address="'NGINX Results'.U25"/>
          </calcext:conditional-format>
          <calcext:conditional-format calcext:target-range-address="'NGINX Results'.U26:'NGINX Results'.U26">
            <calcext:condition calcext:apply-style-name="Bad" calcext:value="=0" calcext:base-cell-address="'NGINX Results'.U26"/>
          </calcext:conditional-format>
          <calcext:conditional-format calcext:target-range-address="'NGINX Results'.U27:'NGINX Results'.U27">
            <calcext:condition calcext:apply-style-name="Bad" calcext:value="=0" calcext:base-cell-address="'NGINX Results'.U27"/>
          </calcext:conditional-format>
          <calcext:conditional-format calcext:target-range-address="'NGINX Results'.U28:'NGINX Results'.U28">
            <calcext:condition calcext:apply-style-name="Bad" calcext:value="=0" calcext:base-cell-address="'NGINX Results'.U28"/>
          </calcext:conditional-format>
          <calcext:conditional-format calcext:target-range-address="'NGINX Results'.U29:'NGINX Results'.U29">
            <calcext:condition calcext:apply-style-name="Bad" calcext:value="=0" calcext:base-cell-address="'NGINX Results'.U29"/>
          </calcext:conditional-format>
          <calcext:conditional-format calcext:target-range-address="'NGINX Results'.W2:'NGINX Results'.W2">
            <calcext:condition calcext:apply-style-name="Bad" calcext:value="=0" calcext:base-cell-address="'NGINX Results'.W2"/>
          </calcext:conditional-format>
          <calcext:conditional-format calcext:target-range-address="'NGINX Results'.W3:'NGINX Results'.W3">
            <calcext:condition calcext:apply-style-name="Bad" calcext:value="=0" calcext:base-cell-address="'NGINX Results'.W3"/>
          </calcext:conditional-format>
          <calcext:conditional-format calcext:target-range-address="'NGINX Results'.W4:'NGINX Results'.W4">
            <calcext:condition calcext:apply-style-name="Bad" calcext:value="=0" calcext:base-cell-address="'NGINX Results'.W4"/>
          </calcext:conditional-format>
          <calcext:conditional-format calcext:target-range-address="'NGINX Results'.W5:'NGINX Results'.W5">
            <calcext:condition calcext:apply-style-name="Bad" calcext:value="=0" calcext:base-cell-address="'NGINX Results'.W5"/>
          </calcext:conditional-format>
          <calcext:conditional-format calcext:target-range-address="'NGINX Results'.W6:'NGINX Results'.W6">
            <calcext:condition calcext:apply-style-name="Bad" calcext:value="=0" calcext:base-cell-address="'NGINX Results'.W6"/>
          </calcext:conditional-format>
          <calcext:conditional-format calcext:target-range-address="'NGINX Results'.W7:'NGINX Results'.W7">
            <calcext:condition calcext:apply-style-name="Bad" calcext:value="=0" calcext:base-cell-address="'NGINX Results'.W7"/>
          </calcext:conditional-format>
          <calcext:conditional-format calcext:target-range-address="'NGINX Results'.W8:'NGINX Results'.W8">
            <calcext:condition calcext:apply-style-name="Bad" calcext:value="=0" calcext:base-cell-address="'NGINX Results'.W8"/>
          </calcext:conditional-format>
          <calcext:conditional-format calcext:target-range-address="'NGINX Results'.W9:'NGINX Results'.W9">
            <calcext:condition calcext:apply-style-name="Bad" calcext:value="=0" calcext:base-cell-address="'NGINX Results'.W9"/>
          </calcext:conditional-format>
          <calcext:conditional-format calcext:target-range-address="'NGINX Results'.W10:'NGINX Results'.W10">
            <calcext:condition calcext:apply-style-name="Bad" calcext:value="=0" calcext:base-cell-address="'NGINX Results'.W10"/>
          </calcext:conditional-format>
          <calcext:conditional-format calcext:target-range-address="'NGINX Results'.W11:'NGINX Results'.W11">
            <calcext:condition calcext:apply-style-name="Bad" calcext:value="=0" calcext:base-cell-address="'NGINX Results'.W11"/>
          </calcext:conditional-format>
          <calcext:conditional-format calcext:target-range-address="'NGINX Results'.W12:'NGINX Results'.W12">
            <calcext:condition calcext:apply-style-name="Bad" calcext:value="=0" calcext:base-cell-address="'NGINX Results'.W12"/>
          </calcext:conditional-format>
          <calcext:conditional-format calcext:target-range-address="'NGINX Results'.W13:'NGINX Results'.W13">
            <calcext:condition calcext:apply-style-name="Bad" calcext:value="=0" calcext:base-cell-address="'NGINX Results'.W13"/>
          </calcext:conditional-format>
          <calcext:conditional-format calcext:target-range-address="'NGINX Results'.W14:'NGINX Results'.W14">
            <calcext:condition calcext:apply-style-name="Bad" calcext:value="=0" calcext:base-cell-address="'NGINX Results'.W14"/>
          </calcext:conditional-format>
          <calcext:conditional-format calcext:target-range-address="'NGINX Results'.W15:'NGINX Results'.W15">
            <calcext:condition calcext:apply-style-name="Bad" calcext:value="=0" calcext:base-cell-address="'NGINX Results'.W15"/>
          </calcext:conditional-format>
          <calcext:conditional-format calcext:target-range-address="'NGINX Results'.W16:'NGINX Results'.W16">
            <calcext:condition calcext:apply-style-name="Bad" calcext:value="=0" calcext:base-cell-address="'NGINX Results'.W16"/>
          </calcext:conditional-format>
          <calcext:conditional-format calcext:target-range-address="'NGINX Results'.W17:'NGINX Results'.W17">
            <calcext:condition calcext:apply-style-name="Bad" calcext:value="=0" calcext:base-cell-address="'NGINX Results'.W17"/>
          </calcext:conditional-format>
          <calcext:conditional-format calcext:target-range-address="'NGINX Results'.W18:'NGINX Results'.W18">
            <calcext:condition calcext:apply-style-name="Bad" calcext:value="=0" calcext:base-cell-address="'NGINX Results'.W18"/>
          </calcext:conditional-format>
          <calcext:conditional-format calcext:target-range-address="'NGINX Results'.W19:'NGINX Results'.W19">
            <calcext:condition calcext:apply-style-name="Bad" calcext:value="=0" calcext:base-cell-address="'NGINX Results'.W19"/>
          </calcext:conditional-format>
          <calcext:conditional-format calcext:target-range-address="'NGINX Results'.W20:'NGINX Results'.W20">
            <calcext:condition calcext:apply-style-name="Bad" calcext:value="=0" calcext:base-cell-address="'NGINX Results'.W20"/>
          </calcext:conditional-format>
          <calcext:conditional-format calcext:target-range-address="'NGINX Results'.W21:'NGINX Results'.W21">
            <calcext:condition calcext:apply-style-name="Bad" calcext:value="=0" calcext:base-cell-address="'NGINX Results'.W21"/>
          </calcext:conditional-format>
          <calcext:conditional-format calcext:target-range-address="'NGINX Results'.W22:'NGINX Results'.W22">
            <calcext:condition calcext:apply-style-name="Bad" calcext:value="=0" calcext:base-cell-address="'NGINX Results'.W22"/>
          </calcext:conditional-format>
          <calcext:conditional-format calcext:target-range-address="'NGINX Results'.W23:'NGINX Results'.W23">
            <calcext:condition calcext:apply-style-name="Bad" calcext:value="=0" calcext:base-cell-address="'NGINX Results'.W23"/>
          </calcext:conditional-format>
          <calcext:conditional-format calcext:target-range-address="'NGINX Results'.W24:'NGINX Results'.W24">
            <calcext:condition calcext:apply-style-name="Bad" calcext:value="=0" calcext:base-cell-address="'NGINX Results'.W24"/>
          </calcext:conditional-format>
          <calcext:conditional-format calcext:target-range-address="'NGINX Results'.W25:'NGINX Results'.W25">
            <calcext:condition calcext:apply-style-name="Bad" calcext:value="=0" calcext:base-cell-address="'NGINX Results'.W25"/>
          </calcext:conditional-format>
          <calcext:conditional-format calcext:target-range-address="'NGINX Results'.W26:'NGINX Results'.W26">
            <calcext:condition calcext:apply-style-name="Bad" calcext:value="=0" calcext:base-cell-address="'NGINX Results'.W26"/>
          </calcext:conditional-format>
          <calcext:conditional-format calcext:target-range-address="'NGINX Results'.W27:'NGINX Results'.W27">
            <calcext:condition calcext:apply-style-name="Bad" calcext:value="=0" calcext:base-cell-address="'NGINX Results'.W27"/>
          </calcext:conditional-format>
          <calcext:conditional-format calcext:target-range-address="'NGINX Results'.W28:'NGINX Results'.W28">
            <calcext:condition calcext:apply-style-name="Bad" calcext:value="=0" calcext:base-cell-address="'NGINX Results'.W28"/>
          </calcext:conditional-format>
          <calcext:conditional-format calcext:target-range-address="'NGINX Results'.W29:'NGINX Results'.W29">
            <calcext:condition calcext:apply-style-name="Bad" calcext:value="=0" calcext:base-cell-address="'NGINX Results'.W29"/>
          </calcext:conditional-format>
          <calcext:conditional-format calcext:target-range-address="'NGINX Results'.J2:'NGINX Results'.J2">
            <calcext:condition calcext:apply-style-name="Bad" calcext:value="=0" calcext:base-cell-address="'NGINX Results'.J2"/>
          </calcext:conditional-format>
          <calcext:conditional-format calcext:target-range-address="'NGINX Results'.J3:'NGINX Results'.J3">
            <calcext:condition calcext:apply-style-name="Bad" calcext:value="=0" calcext:base-cell-address="'NGINX Results'.J3"/>
          </calcext:conditional-format>
          <calcext:conditional-format calcext:target-range-address="'NGINX Results'.J4:'NGINX Results'.J4">
            <calcext:condition calcext:apply-style-name="Bad" calcext:value="=0" calcext:base-cell-address="'NGINX Results'.J4"/>
          </calcext:conditional-format>
          <calcext:conditional-format calcext:target-range-address="'NGINX Results'.J5:'NGINX Results'.J5">
            <calcext:condition calcext:apply-style-name="Bad" calcext:value="=0" calcext:base-cell-address="'NGINX Results'.J5"/>
          </calcext:conditional-format>
          <calcext:conditional-format calcext:target-range-address="'NGINX Results'.J6:'NGINX Results'.J6">
            <calcext:condition calcext:apply-style-name="Bad" calcext:value="=0" calcext:base-cell-address="'NGINX Results'.J6"/>
          </calcext:conditional-format>
          <calcext:conditional-format calcext:target-range-address="'NGINX Results'.J7:'NGINX Results'.J7">
            <calcext:condition calcext:apply-style-name="Bad" calcext:value="=0" calcext:base-cell-address="'NGINX Results'.J7"/>
          </calcext:conditional-format>
          <calcext:conditional-format calcext:target-range-address="'NGINX Results'.J8:'NGINX Results'.J8">
            <calcext:condition calcext:apply-style-name="Bad" calcext:value="=0" calcext:base-cell-address="'NGINX Results'.J8"/>
          </calcext:conditional-format>
          <calcext:conditional-format calcext:target-range-address="'NGINX Results'.J9:'NGINX Results'.J9">
            <calcext:condition calcext:apply-style-name="Bad" calcext:value="=0" calcext:base-cell-address="'NGINX Results'.J9"/>
          </calcext:conditional-format>
          <calcext:conditional-format calcext:target-range-address="'NGINX Results'.J10:'NGINX Results'.J10">
            <calcext:condition calcext:apply-style-name="Bad" calcext:value="=0" calcext:base-cell-address="'NGINX Results'.J10"/>
          </calcext:conditional-format>
          <calcext:conditional-format calcext:target-range-address="'NGINX Results'.J11:'NGINX Results'.J11">
            <calcext:condition calcext:apply-style-name="Bad" calcext:value="=0" calcext:base-cell-address="'NGINX Results'.J11"/>
          </calcext:conditional-format>
          <calcext:conditional-format calcext:target-range-address="'NGINX Results'.J12:'NGINX Results'.J12">
            <calcext:condition calcext:apply-style-name="Bad" calcext:value="=0" calcext:base-cell-address="'NGINX Results'.J12"/>
          </calcext:conditional-format>
          <calcext:conditional-format calcext:target-range-address="'NGINX Results'.J13:'NGINX Results'.J13">
            <calcext:condition calcext:apply-style-name="Bad" calcext:value="=0" calcext:base-cell-address="'NGINX Results'.J13"/>
          </calcext:conditional-format>
          <calcext:conditional-format calcext:target-range-address="'NGINX Results'.J14:'NGINX Results'.J14">
            <calcext:condition calcext:apply-style-name="Bad" calcext:value="=0" calcext:base-cell-address="'NGINX Results'.J14"/>
          </calcext:conditional-format>
          <calcext:conditional-format calcext:target-range-address="'NGINX Results'.J15:'NGINX Results'.J15">
            <calcext:condition calcext:apply-style-name="Bad" calcext:value="=0" calcext:base-cell-address="'NGINX Results'.J15"/>
          </calcext:conditional-format>
          <calcext:conditional-format calcext:target-range-address="'NGINX Results'.J16:'NGINX Results'.J16">
            <calcext:condition calcext:apply-style-name="Bad" calcext:value="=0" calcext:base-cell-address="'NGINX Results'.J16"/>
          </calcext:conditional-format>
          <calcext:conditional-format calcext:target-range-address="'NGINX Results'.J17:'NGINX Results'.J17">
            <calcext:condition calcext:apply-style-name="Bad" calcext:value="=0" calcext:base-cell-address="'NGINX Results'.J17"/>
          </calcext:conditional-format>
          <calcext:conditional-format calcext:target-range-address="'NGINX Results'.J18:'NGINX Results'.J18">
            <calcext:condition calcext:apply-style-name="Bad" calcext:value="=0" calcext:base-cell-address="'NGINX Results'.J18"/>
          </calcext:conditional-format>
          <calcext:conditional-format calcext:target-range-address="'NGINX Results'.J19:'NGINX Results'.J19">
            <calcext:condition calcext:apply-style-name="Bad" calcext:value="=0" calcext:base-cell-address="'NGINX Results'.J19"/>
          </calcext:conditional-format>
          <calcext:conditional-format calcext:target-range-address="'NGINX Results'.J20:'NGINX Results'.J20">
            <calcext:condition calcext:apply-style-name="Bad" calcext:value="=0" calcext:base-cell-address="'NGINX Results'.J20"/>
          </calcext:conditional-format>
          <calcext:conditional-format calcext:target-range-address="'NGINX Results'.J21:'NGINX Results'.J21">
            <calcext:condition calcext:apply-style-name="Bad" calcext:value="=0" calcext:base-cell-address="'NGINX Results'.J21"/>
          </calcext:conditional-format>
          <calcext:conditional-format calcext:target-range-address="'NGINX Results'.J22:'NGINX Results'.J22">
            <calcext:condition calcext:apply-style-name="Bad" calcext:value="=0" calcext:base-cell-address="'NGINX Results'.J22"/>
          </calcext:conditional-format>
          <calcext:conditional-format calcext:target-range-address="'NGINX Results'.J23:'NGINX Results'.J23">
            <calcext:condition calcext:apply-style-name="Bad" calcext:value="=0" calcext:base-cell-address="'NGINX Results'.J23"/>
          </calcext:conditional-format>
          <calcext:conditional-format calcext:target-range-address="'NGINX Results'.J24:'NGINX Results'.J24">
            <calcext:condition calcext:apply-style-name="Bad" calcext:value="=0" calcext:base-cell-address="'NGINX Results'.J24"/>
          </calcext:conditional-format>
          <calcext:conditional-format calcext:target-range-address="'NGINX Results'.J25:'NGINX Results'.J25">
            <calcext:condition calcext:apply-style-name="Bad" calcext:value="=0" calcext:base-cell-address="'NGINX Results'.J25"/>
          </calcext:conditional-format>
          <calcext:conditional-format calcext:target-range-address="'NGINX Results'.J26:'NGINX Results'.J26">
            <calcext:condition calcext:apply-style-name="Bad" calcext:value="=0" calcext:base-cell-address="'NGINX Results'.J26"/>
          </calcext:conditional-format>
          <calcext:conditional-format calcext:target-range-address="'NGINX Results'.J27:'NGINX Results'.J27">
            <calcext:condition calcext:apply-style-name="Bad" calcext:value="=0" calcext:base-cell-address="'NGINX Results'.J27"/>
          </calcext:conditional-format>
          <calcext:conditional-format calcext:target-range-address="'NGINX Results'.J28:'NGINX Results'.J28">
            <calcext:condition calcext:apply-style-name="Bad" calcext:value="=0" calcext:base-cell-address="'NGINX Results'.J28"/>
          </calcext:conditional-format>
          <calcext:conditional-format calcext:target-range-address="'NGINX Results'.J29:'NGINX Results'.J29">
            <calcext:condition calcext:apply-style-name="Bad" calcext:value="=0" calcext:base-cell-address="'NGINX Results'.J29"/>
          </calcext:conditional-format>
          <calcext:conditional-format calcext:target-range-address="'NGINX Results'.Q2:'NGINX Results'.Q2">
            <calcext:condition calcext:apply-style-name="Bad" calcext:value="=0" calcext:base-cell-address="'NGINX Results'.Q2"/>
          </calcext:conditional-format>
          <calcext:conditional-format calcext:target-range-address="'NGINX Results'.Q3:'NGINX Results'.Q3">
            <calcext:condition calcext:apply-style-name="Bad" calcext:value="=0" calcext:base-cell-address="'NGINX Results'.Q3"/>
          </calcext:conditional-format>
          <calcext:conditional-format calcext:target-range-address="'NGINX Results'.Q4:'NGINX Results'.Q4">
            <calcext:condition calcext:apply-style-name="Bad" calcext:value="=0" calcext:base-cell-address="'NGINX Results'.Q4"/>
          </calcext:conditional-format>
          <calcext:conditional-format calcext:target-range-address="'NGINX Results'.Q5:'NGINX Results'.Q5">
            <calcext:condition calcext:apply-style-name="Bad" calcext:value="=0" calcext:base-cell-address="'NGINX Results'.Q5"/>
          </calcext:conditional-format>
          <calcext:conditional-format calcext:target-range-address="'NGINX Results'.Q6:'NGINX Results'.Q6">
            <calcext:condition calcext:apply-style-name="Bad" calcext:value="=0" calcext:base-cell-address="'NGINX Results'.Q6"/>
          </calcext:conditional-format>
          <calcext:conditional-format calcext:target-range-address="'NGINX Results'.Q7:'NGINX Results'.Q7">
            <calcext:condition calcext:apply-style-name="Bad" calcext:value="=0" calcext:base-cell-address="'NGINX Results'.Q7"/>
          </calcext:conditional-format>
          <calcext:conditional-format calcext:target-range-address="'NGINX Results'.Q8:'NGINX Results'.Q8">
            <calcext:condition calcext:apply-style-name="Bad" calcext:value="=0" calcext:base-cell-address="'NGINX Results'.Q8"/>
          </calcext:conditional-format>
          <calcext:conditional-format calcext:target-range-address="'NGINX Results'.Q9:'NGINX Results'.Q9">
            <calcext:condition calcext:apply-style-name="Bad" calcext:value="=0" calcext:base-cell-address="'NGINX Results'.Q9"/>
          </calcext:conditional-format>
          <calcext:conditional-format calcext:target-range-address="'NGINX Results'.Q10:'NGINX Results'.Q10">
            <calcext:condition calcext:apply-style-name="Bad" calcext:value="=0" calcext:base-cell-address="'NGINX Results'.Q10"/>
          </calcext:conditional-format>
          <calcext:conditional-format calcext:target-range-address="'NGINX Results'.Q11:'NGINX Results'.Q11">
            <calcext:condition calcext:apply-style-name="Bad" calcext:value="=0" calcext:base-cell-address="'NGINX Results'.Q11"/>
          </calcext:conditional-format>
          <calcext:conditional-format calcext:target-range-address="'NGINX Results'.Q12:'NGINX Results'.Q12">
            <calcext:condition calcext:apply-style-name="Bad" calcext:value="=0" calcext:base-cell-address="'NGINX Results'.Q12"/>
          </calcext:conditional-format>
          <calcext:conditional-format calcext:target-range-address="'NGINX Results'.Q13:'NGINX Results'.Q13">
            <calcext:condition calcext:apply-style-name="Bad" calcext:value="=0" calcext:base-cell-address="'NGINX Results'.Q13"/>
          </calcext:conditional-format>
          <calcext:conditional-format calcext:target-range-address="'NGINX Results'.Q14:'NGINX Results'.Q14">
            <calcext:condition calcext:apply-style-name="Bad" calcext:value="=0" calcext:base-cell-address="'NGINX Results'.Q14"/>
          </calcext:conditional-format>
          <calcext:conditional-format calcext:target-range-address="'NGINX Results'.Q15:'NGINX Results'.Q15">
            <calcext:condition calcext:apply-style-name="Bad" calcext:value="=0" calcext:base-cell-address="'NGINX Results'.Q15"/>
          </calcext:conditional-format>
          <calcext:conditional-format calcext:target-range-address="'NGINX Results'.Q16:'NGINX Results'.Q16">
            <calcext:condition calcext:apply-style-name="Bad" calcext:value="=0" calcext:base-cell-address="'NGINX Results'.Q16"/>
          </calcext:conditional-format>
          <calcext:conditional-format calcext:target-range-address="'NGINX Results'.Q17:'NGINX Results'.Q17">
            <calcext:condition calcext:apply-style-name="Bad" calcext:value="=0" calcext:base-cell-address="'NGINX Results'.Q17"/>
          </calcext:conditional-format>
          <calcext:conditional-format calcext:target-range-address="'NGINX Results'.Q18:'NGINX Results'.Q18">
            <calcext:condition calcext:apply-style-name="Bad" calcext:value="=0" calcext:base-cell-address="'NGINX Results'.Q18"/>
          </calcext:conditional-format>
          <calcext:conditional-format calcext:target-range-address="'NGINX Results'.Q19:'NGINX Results'.Q19">
            <calcext:condition calcext:apply-style-name="Bad" calcext:value="=0" calcext:base-cell-address="'NGINX Results'.Q19"/>
          </calcext:conditional-format>
          <calcext:conditional-format calcext:target-range-address="'NGINX Results'.Q20:'NGINX Results'.Q20">
            <calcext:condition calcext:apply-style-name="Bad" calcext:value="=0" calcext:base-cell-address="'NGINX Results'.Q20"/>
          </calcext:conditional-format>
          <calcext:conditional-format calcext:target-range-address="'NGINX Results'.Q21:'NGINX Results'.Q21">
            <calcext:condition calcext:apply-style-name="Bad" calcext:value="=0" calcext:base-cell-address="'NGINX Results'.Q21"/>
          </calcext:conditional-format>
          <calcext:conditional-format calcext:target-range-address="'NGINX Results'.Q22:'NGINX Results'.Q22">
            <calcext:condition calcext:apply-style-name="Bad" calcext:value="=0" calcext:base-cell-address="'NGINX Results'.Q22"/>
          </calcext:conditional-format>
          <calcext:conditional-format calcext:target-range-address="'NGINX Results'.Q23:'NGINX Results'.Q23">
            <calcext:condition calcext:apply-style-name="Bad" calcext:value="=0" calcext:base-cell-address="'NGINX Results'.Q23"/>
          </calcext:conditional-format>
          <calcext:conditional-format calcext:target-range-address="'NGINX Results'.Q24:'NGINX Results'.Q24">
            <calcext:condition calcext:apply-style-name="Bad" calcext:value="=0" calcext:base-cell-address="'NGINX Results'.Q24"/>
          </calcext:conditional-format>
          <calcext:conditional-format calcext:target-range-address="'NGINX Results'.Q25:'NGINX Results'.Q25">
            <calcext:condition calcext:apply-style-name="Bad" calcext:value="=0" calcext:base-cell-address="'NGINX Results'.Q25"/>
          </calcext:conditional-format>
          <calcext:conditional-format calcext:target-range-address="'NGINX Results'.Q26:'NGINX Results'.Q26">
            <calcext:condition calcext:apply-style-name="Bad" calcext:value="=0" calcext:base-cell-address="'NGINX Results'.Q26"/>
          </calcext:conditional-format>
          <calcext:conditional-format calcext:target-range-address="'NGINX Results'.Q27:'NGINX Results'.Q27">
            <calcext:condition calcext:apply-style-name="Bad" calcext:value="=0" calcext:base-cell-address="'NGINX Results'.Q27"/>
          </calcext:conditional-format>
          <calcext:conditional-format calcext:target-range-address="'NGINX Results'.Q28:'NGINX Results'.Q28">
            <calcext:condition calcext:apply-style-name="Bad" calcext:value="=0" calcext:base-cell-address="'NGINX Results'.Q28"/>
          </calcext:conditional-format>
          <calcext:conditional-format calcext:target-range-address="'NGINX Results'.Q29:'NGINX Results'.Q29">
            <calcext:condition calcext:apply-style-name="Bad" calcext:value="=0" calcext:base-cell-address="'NGINX Results'.Q29"/>
          </calcext:conditional-format>
        </calcext:conditional-formats>
      </table:table>
      <table:table table:name="NGINX Analysis" table:style-name="ta1">
        <table:table-column table:style-name="co10" table:default-cell-style-name="ce242"/>
        <table:table-column table:style-name="co10" table:default-cell-style-name="ce246"/>
        <table:table-column table:style-name="co25" table:default-cell-style-name="ce250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243" office:value-type="boolean" office:boolean-value="true" calcext:value-type="boolean">
            <text:p>TRUE</text:p>
          </table:table-cell>
          <table:table-cell table:style-name="ce247" office:value-type="float" office:value="0" calcext:value-type="float">
            <text:p>0</text:p>
          </table:table-cell>
          <table:table-cell table:style-name="ce251" office:value-type="float" office:value="7" calcext:value-type="float">
            <text:p>7</text:p>
          </table:table-cell>
        </table:table-row>
        <table:table-row table:style-name="ro1">
          <table:table-cell table:style-name="ce244"/>
          <table:table-cell table:style-name="ce248" office:value-type="float" office:value="1" calcext:value-type="float">
            <text:p>1</text:p>
          </table:table-cell>
          <table:table-cell table:style-name="ce252" office:value-type="float" office:value="21" calcext:value-type="float">
            <text:p>21</text:p>
          </table:table-cell>
        </table:table-row>
        <table:table-row table:style-name="ro1">
          <table:table-cell table:style-name="ce245" office:value-type="string" calcext:value-type="string">
            <text:p>Total Result</text:p>
          </table:table-cell>
          <table:table-cell table:style-name="ce249"/>
          <table:table-cell table:style-name="ce253" office:value-type="float" office:value="28" calcext:value-type="float">
            <text:p>28</text:p>
          </table:table-cell>
        </table:table-row>
      </table:table>
      <table:table table:name="NGINX WATERS Results 1" table:style-name="ta1">
        <table:table-column table:style-name="co1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6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7" office:value-type="string" calcext:value-type="string">
            <text:p>Test Case</text:p>
          </table:table-cell>
          <table:table-cell table:style-name="ce17" office:value-type="string" calcext:value-type="string">
            <text:p>POD_MAX</text:p>
          </table:table-cell>
          <table:table-cell table:style-name="ce17" office:value-type="string" calcext:value-type="string">
            <text:p>POD_QUEUE_CAPACITY</text:p>
          </table:table-cell>
          <table:table-cell table:style-name="ce17" office:value-type="string" calcext:value-type="string">
            <text:p>PODS_INITIALLY_ON</text:p>
          </table:table-cell>
          <table:table-cell table:style-name="ce17" office:value-type="string" calcext:value-type="string">
            <text:p>REQ_HANDLED_PER_SEC_PER_POD</text:p>
          </table:table-cell>
          <table:table-cell table:style-name="ce17" office:value-type="string" calcext:value-type="string">
            <text:p>SCALE_AMOUNT</text:p>
          </table:table-cell>
          <table:table-cell table:style-name="ce17" office:value-type="string" calcext:value-type="string">
            <text:p>SCALE_CPU_THRESHOLD</text:p>
          </table:table-cell>
          <table:table-cell table:style-name="ce17" office:value-type="string" calcext:value-type="string">
            <text:p>Meets SLA</text:p>
          </table:table-cell>
          <table:table-cell table:style-name="ce17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31" table:default-cell-style-name="Default"/>
        <table:table-column table:style-name="co26" table:default-cell-style-name="Default"/>
        <table:table-column table:style-name="co32" table:default-cell-style-name="ce37"/>
        <table:table-column table:style-name="co21" table:default-cell-style-name="Default"/>
        <table:table-row table:style-name="ro1">
          <table:table-cell table:style-name="ce17" office:value-type="string" calcext:value-type="string">
            <text:p>MAX_REQUESTS_PER_SECOND</text:p>
          </table:table-cell>
          <table:table-cell table:style-name="ce17" office:value-type="string" calcext:value-type="string">
            <text:p>PODS_INITIALLY_ON</text:p>
          </table:table-cell>
          <table:table-cell table:style-name="ce17" office:value-type="string" calcext:value-type="string">
            <text:p>meets_sla</text:p>
          </table:table-cell>
          <table:table-cell table:style-name="ce17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1" table:default-cell-style-name="ce31"/>
        <table:table-column table:style-name="co33" table:default-cell-style-name="ce31"/>
        <table:table-column table:style-name="co3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3"/>
        <table:table-column table:style-name="co20" table:default-cell-style-name="ce33"/>
        <table:table-column table:style-name="co21" table:default-cell-style-name="Default"/>
        <table:table-row table:style-name="ro1"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Users</text:p>
          </table:table-cell>
          <table:table-cell table:style-name="ce17" office:value-type="string" calcext:value-type="string">
            <text:p>Samples per Second</text:p>
          </table:table-cell>
          <table:table-cell table:style-name="ce17" office:value-type="string" calcext:value-type="string">
            <text:p>Min Pods</text:p>
          </table:table-cell>
          <table:table-cell table:style-name="ce17" office:value-type="string" calcext:value-type="string">
            <text:p>Max Pods</text:p>
          </table:table-cell>
          <table:table-cell table:style-name="ce17" office:value-type="string" calcext:value-type="string">
            <text:p>Initial Pods</text:p>
          </table:table-cell>
          <table:table-cell table:style-name="ce17" office:value-type="string" calcext:value-type="string">
            <text:p>Scale CPU Threshold</text:p>
          </table:table-cell>
          <table:table-cell table:style-name="ce17" office:value-type="string" calcext:value-type="string">
            <text:p>Proportion of Trials Meeting SLA</text:p>
          </table:table-cell>
          <table:table-cell table:style-name="ce17" office:value-type="string" calcext:value-type="string">
            <text:p>Meets SLA?</text:p>
          </table:table-cell>
          <table:table-cell table:style-name="ce17" office:value-type="string" calcext:value-type="string">
            <text:p>WATERS Prediction</text:p>
          </table:table-cell>
          <table:table-cell table:style-name="ce17" office:value-type="string" calcext:value-type="string">
            <text:p>WATERS Accurate</text:p>
          </table:table-cell>
          <table:table-cell table:style-name="ce17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25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25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25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25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25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25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25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25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25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25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Default"/>
          <table:table-cell table:style-name="ce25"/>
          <table:table-cell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Default"/>
          <table:table-cell table:style-name="ce25"/>
          <table:table-cell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25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25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Analysis" table:style-name="ta1">
        <table:table-column table:style-name="co10" table:default-cell-style-name="ce242"/>
        <table:table-column table:style-name="co10" table:default-cell-style-name="ce246"/>
        <table:table-column table:style-name="co25" table:default-cell-style-name="ce250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254" office:value-type="float" office:value="1" calcext:value-type="float">
            <text:p>1</text:p>
          </table:table-cell>
          <table:table-cell table:style-name="ce257" office:value-type="boolean" office:boolean-value="true" calcext:value-type="boolean">
            <text:p>TRUE</text:p>
          </table:table-cell>
          <table:table-cell table:style-name="ce251" office:value-type="float" office:value="16" calcext:value-type="float">
            <text:p>16</text:p>
          </table:table-cell>
        </table:table-row>
        <table:table-row table:style-name="ro1">
          <table:table-cell table:style-name="ce255"/>
          <table:table-cell table:style-name="ce258" office:value-type="string" calcext:value-type="string">
            <text:p>(empty)</text:p>
          </table:table-cell>
          <table:table-cell table:style-name="ce252" office:value-type="float" office:value="3" calcext:value-type="float">
            <text:p>3</text:p>
          </table:table-cell>
        </table:table-row>
        <table:table-row table:style-name="ro1">
          <table:table-cell table:style-name="ce256" office:value-type="string" calcext:value-type="string">
            <text:p>Total Result</text:p>
          </table:table-cell>
          <table:table-cell table:style-name="ce259"/>
          <table:table-cell table:style-name="ce253" office:value-type="float" office:value="19" calcext:value-type="float">
            <text:p>19</text:p>
          </table:table-cell>
        </table:table-row>
      </table:table>
      <table:named-expressions/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Analysis'.A1:'NodeJS Analysis'.C4" table:buttons="'NodeJS Analysis'.A1 'NodeJS Analysis'.B1" table:show-filter-button="false" table:drill-down-on-double-click="false">
          <table:source-cell-range table:cell-range-address="'NodeJS Results'.I1:'NodeJS Results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07:43:10.833474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0-24T08:17:01.362709201</dc:date>
    <meta:editing-duration>PT7H34M39S</meta:editing-duration>
    <meta:editing-cycles>48</meta:editing-cycles>
    <meta:generator>LibreOffice/6.0.7.3$Linux_X86_64 LibreOffice_project/00m0$Build-3</meta:generator>
    <meta:document-statistic meta:table-count="7" meta:cell-count="1260" meta:object-count="0"/>
  </office:meta>
</office:document-meta>
</file>